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UIFont" svg:font-family=".AppleSystemUIFont"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master-page-name="HTML">
      <style:paragraph-properties fo:margin-top="0in" fo:margin-bottom="0in" style:page-number="auto"/>
    </style:style>
    <style:style style:name="P2" style:family="paragraph" style:parent-style-name="Text_20_body">
      <style:paragraph-properties fo:margin-top="0in" fo:margin-bottom="0in"/>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List_20_Contents" style:list-style-name="L2"/>
    <style:style style:name="P6" style:family="paragraph" style:parent-style-name="List_20_Contents" style:list-style-name="L3"/>
    <style:style style:name="P7" style:family="paragraph" style:parent-style-name="List_20_Contents" style:list-style-name="L4"/>
    <style:style style:name="P8" style:family="paragraph" style:parent-style-name="List_20_Contents" style:list-style-name="L5"/>
    <style:style style:name="P9" style:family="paragraph" style:parent-style-name="List_20_Contents">
      <style:paragraph-properties fo:margin-top="0in" fo:margin-bottom="0.1965in"/>
    </style:style>
    <style:style style:name="P10" style:family="paragraph" style:parent-style-name="List_20_Contents" style:list-style-name="L5">
      <style:paragraph-properties fo:margin-top="0in" fo:margin-bottom="0.1965in"/>
    </style:style>
    <style:style style:name="P11" style:family="paragraph" style:parent-style-name="List_20_Contents">
      <style:paragraph-properties fo:margin-left="0.7874in" fo:margin-right="0in" fo:text-indent="0in" style:auto-text-indent="false"/>
    </style:style>
    <style:style style:name="P12" style:family="paragraph" style:parent-style-name="List_20_Heading.enumerate-enumitem">
      <style:paragraph-properties fo:margin-left="0.3937in" fo:margin-right="0in" fo:text-indent="0in" style:auto-text-indent="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0.1398in" svg:height="0.1252in" draw:z-index="0"><draw:image xlink:href="../thesis0x.png" xlink:type="simple" xlink:show="embed" xlink:actuate="onLoad"/></draw:frame>   <draw:frame draw:style-name="fr1" draw:name="graphics2" text:anchor-type="as-char" svg:width="0.1398in" svg:height="0.1252in" draw:z-index="1"><draw:image xlink:href="../thesis1x.png" xlink:type="simple" xlink:show="embed" xlink:actuate="onLoad"/></draw:frame> <draw:frame draw:style-name="fr1" draw:name="graphics3" text:anchor-type="as-char" svg:width="0.1398in" svg:height="0.1252in" draw:z-index="2"><draw:image xlink:href="../thesis2x.png" xlink:type="simple" xlink:show="embed" xlink:actuate="onLoad"/></draw:frame> <draw:frame draw:style-name="fr1" draw:name="graphics4" text:anchor-type="as-char" svg:width="0.1398in" svg:height="0.1252in" draw:z-index="3"><draw:image xlink:href="../thesis3x.png" xlink:type="simple" xlink:show="embed" xlink:actuate="onLoad"/></draw:frame> <draw:frame draw:style-name="fr1" draw:name="graphics5" text:anchor-type="as-char" svg:width="0.1398in" svg:height="0.1252in" draw:z-index="4"><draw:image xlink:href="../thesis4x.png" xlink:type="simple" xlink:show="embed" xlink:actuate="onLoad"/></draw:frame> <text:bookmark text:name="likesection.1"/><text:bookmark text:name="chapterb1.0"/>SERVIÇO DE PÓS-GRADUAÇÃO DO ICMC-USP Data de Depósito: Assinatura: ______________________ </text:p>
      <text:p text:style-name="P2">Geiser Chalco Challco Gamification of Collaborative Learning Scenarios: An Ontological Engineering Approach to Deal with the Motivation Problem Caused by Computer-Supported Collaborative Learning Scripts       </text:p>
      <text:p text:style-name="P2">Doctoral dissertation submitted to the Institute of Mathematics and Computer Sciences – ICMC-USP, in partial fulfillment of the requirements for the degree of the Doctorate Program in Computer Science and Computational Mathematics. EXAMINATION BOARD PRESENTATION COPY Concentration Area: Computer Science and Computational Mathematics Advisor: Prof. Dr. Seiji Isotani </text:p>
      <text:p text:style-name="P2">USP – São Carlos<text:line-break/>July 2018</text:p>
      <text:p text:style-name="P2"><draw:frame draw:style-name="fr1" draw:name="graphics6" text:anchor-type="as-char" svg:width="0.1398in" svg:height="0.1252in" draw:z-index="5"><draw:image xlink:href="../thesis5x.png" xlink:type="simple" xlink:show="embed" xlink:actuate="onLoad"/></draw:frame> <draw:frame draw:style-name="fr1" draw:name="graphics7" text:anchor-type="as-char" svg:width="0.1102in" svg:height="0.1102in" draw:z-index="6"><draw:image xlink:href="../thesis6x.png" xlink:type="simple" xlink:show="embed" xlink:actuate="onLoad"/></draw:frame> <draw:frame draw:style-name="fr1" draw:name="graphics8" text:anchor-type="as-char" svg:width="0.7862in" svg:height="0.3929in" draw:z-index="7"><draw:image xlink:href="../thesis7x.png" xlink:type="simple" xlink:show="embed" xlink:actuate="onLoad"/></draw:frame> <draw:frame draw:style-name="fr1" draw:name="graphics9" text:anchor-type="as-char" svg:width="0.7862in" svg:height="0.3929in" draw:z-index="8"><draw:image xlink:href="../thesis8x.png" xlink:type="simple" xlink:show="embed" xlink:actuate="onLoad"/></draw:frame> <text:bookmark text:name="likesection.2"/><text:bookmark text:name="chapterb2.0"/></text:p>
      <text:p text:style-name="P2">Geiser Chalco Challco Gamificação de Cenários de Aprendizagem Colaborativa: Uma Abordagem de Engenharia de Ontologias para Lidar com o Problema de Motivação Causado por Scripts de Aprendizagem Colaborativa Suportados por Computador       </text:p>
      <text:p text:style-name="P2">Tese apresentada ao Instituto de Ciências Matemáticas e de Computação – ICMC-USP, como parte dos requisitos para obtenção do título de Doutor em Ciências – Ciências de Computação e Matemática Computacional. EXEMPLAR DE DEFESA Área de Concentração: Ciências de Computação e Matemática Computacional Orientadora: Prof. Dr. Seiji Isotani </text:p>
      <text:p text:style-name="P2">USP – São Carlos<text:line-break/>Julho de 2018</text:p>
      <text:p text:style-name="Text_20_body"><draw:frame draw:style-name="fr1" draw:name="graphics10" text:anchor-type="as-char" svg:width="0.7862in" svg:height="0.3929in" draw:z-index="9"><draw:image xlink:href="../thesis9x.png" xlink:type="simple" xlink:show="embed" xlink:actuate="onLoad"/></draw:frame> <draw:frame draw:style-name="fr1" draw:name="graphics11" text:anchor-type="as-char" svg:width="0.7862in" svg:height="0.3929in" draw:z-index="10"><draw:image xlink:href="../thesis10x.png" xlink:type="simple" xlink:show="embed" xlink:actuate="onLoad"/></draw:frame> <draw:frame draw:style-name="fr1" draw:name="graphics12" text:anchor-type="as-char" svg:width="0.7862in" svg:height="0.3929in" draw:z-index="11"><draw:image xlink:href="../thesis11x.png" xlink:type="simple" xlink:show="embed" xlink:actuate="onLoad"/></draw:frame> <draw:frame draw:style-name="fr1" draw:name="graphics13" text:anchor-type="as-char" svg:width="0.7862in" svg:height="0.3929in" draw:z-index="12"><draw:image xlink:href="../thesis12x.png" xlink:type="simple" xlink:show="embed" xlink:actuate="onLoad"/></draw:frame> <text:bookmark text:name="toc.0"/><draw:frame draw:style-name="fr1" draw:name="graphics14" text:anchor-type="as-char" svg:width="0.7862in" svg:height="0.3929in" draw:z-index="13"><draw:image xlink:href="../thesis13x.png" xlink:type="simple" xlink:show="embed" xlink:actuate="onLoad"/></draw:frame> <draw:frame draw:style-name="fr1" draw:name="graphics15" text:anchor-type="as-char" svg:width="0.7862in" svg:height="0.3929in" draw:z-index="14"><draw:image xlink:href="../thesis14x.png" xlink:type="simple" xlink:show="embed" xlink:actuate="onLoad"/></draw:frame> <draw:frame draw:style-name="fr1" draw:name="graphics16" text:anchor-type="as-char" svg:width="0.7862in" svg:height="0.3929in" draw:z-index="15"><draw:image xlink:href="../thesis15x.png" xlink:type="simple" xlink:show="embed" xlink:actuate="onLoad"/></draw:frame> <draw:frame draw:style-name="fr1" draw:name="graphics17" text:anchor-type="as-char" svg:width="0.7862in" svg:height="0.3929in" draw:z-index="16"><draw:image xlink:href="../thesis16x.png" xlink:type="simple" xlink:show="embed" xlink:actuate="onLoad"/></draw:frame> _____________________________________________________________________ _____________________________________________________________________ </text:p>
      <text:h text:style-name="Heading_20_2" text:outline-level="2"><text:bookmark text:name="x1-1000"/>Contents</text:h>
      <text:p text:style-name="P2">1 <text:bookmark text:name="QQ2-1-2"/><text:a xlink:type="simple" xlink:href="#x1-20001" text:style-name="Internet_20_link" text:visited-style-name="Visited_20_Internet_20_Link">Introduction</text:a>  1.1 <text:bookmark text:name="QQ2-1-3"/><text:a xlink:type="simple" xlink:href="#x1-30001.1" text:style-name="Internet_20_link" text:visited-style-name="Visited_20_Internet_20_Link">Context and Problem Delimitation</text:a>  1.2 <text:bookmark text:name="QQ2-1-4"/><text:a xlink:type="simple" xlink:href="#x1-40001.2" text:style-name="Internet_20_link" text:visited-style-name="Visited_20_Internet_20_Link">Research Questions and Research Objectives</text:a>  1.3 <text:bookmark text:name="QQ2-1-6"/><text:a xlink:type="simple" xlink:href="#x1-50001.3" text:style-name="Internet_20_link" text:visited-style-name="Visited_20_Internet_20_Link">Research Methodology</text:a>  1.4 <text:bookmark text:name="QQ2-1-7"/><text:a xlink:type="simple" xlink:href="#x1-60001.4" text:style-name="Internet_20_link" text:visited-style-name="Visited_20_Internet_20_Link">Thesis Statement and Claimed Contributions</text:a>  1.5 <text:bookmark text:name="QQ2-1-8"/><text:a xlink:type="simple" xlink:href="#x1-70001.5" text:style-name="Internet_20_link" text:visited-style-name="Visited_20_Internet_20_Link">Structure of the Dissertation</text:a> <text:a xlink:type="simple" xlink:href="#Q1-1-10" text:style-name="Internet_20_link" text:visited-style-name="Visited_20_Internet_20_Link">BIBLIOGRAPHY</text:a> </text:p>
      <text:p text:style-name="Text_20_body">* <draw:frame draw:style-name="fr1" draw:name="graphics18" text:anchor-type="as-char" svg:width="0.7862in" svg:height="0.3929in" draw:z-index="17"><draw:image xlink:href="../thesis17x.png" xlink:type="simple" xlink:show="embed" xlink:actuate="onLoad"/></draw:frame> <draw:frame draw:style-name="fr1" draw:name="graphics19" text:anchor-type="as-char" svg:width="0.7862in" svg:height="0.3929in" draw:z-index="18"><draw:image xlink:href="../thesis18x.png" xlink:type="simple" xlink:show="embed" xlink:actuate="onLoad"/></draw:frame> <draw:frame draw:style-name="fr1" draw:name="graphics20" text:anchor-type="as-char" svg:width="0.7862in" svg:height="0.3929in" draw:z-index="19"><draw:image xlink:href="../thesis19x.png" xlink:type="simple" xlink:show="embed" xlink:actuate="onLoad"/></draw:frame> <draw:frame draw:style-name="fr1" draw:name="graphics21" text:anchor-type="as-char" svg:width="0.7862in" svg:height="0.3929in" draw:z-index="20"><draw:image xlink:href="../thesis20x.png" xlink:type="simple" xlink:show="embed" xlink:actuate="onLoad"/></draw:frame> &lt;?xml version="1.0" encoding="iso-8859-1" ?&gt;<office:annotation><dc:date>2018-06-04T20:03:47</dc:date><text:p>&lt;!--http://www.w3.org/TR/xhtml1/DTD/xhtml1-transitional.dtd--&gt;</text:p></office:annotation><office:annotation><dc:date>2018-06-04T20:03:47</dc:date><text:p>xhtml,html,htex4ht</text:p></office:annotation> <draw:frame draw:style-name="fr1" draw:name="graphics22" text:anchor-type="as-char" svg:width="0.7862in" svg:height="0.3929in" draw:z-index="21"><draw:image xlink:href="../thesis21x.png" xlink:type="simple" xlink:show="embed" xlink:actuate="onLoad"/></draw:frame> <draw:frame draw:style-name="fr1" draw:name="graphics23" text:anchor-type="as-char" svg:width="0.7862in" svg:height="0.3929in" draw:z-index="22"><draw:image xlink:href="../thesis22x.png" xlink:type="simple" xlink:show="embed" xlink:actuate="onLoad"/></draw:frame><office:annotation><dc:date>2018-06-04T20:03:47</dc:date><text:p>&lt;!--l. 112--&gt;</text:p></office:annotation> </text:p>
      <text:p text:style-name="Text_20_body.indent"><draw:frame draw:style-name="fr1" draw:name="graphics24" text:anchor-type="as-char" svg:width="0.7862in" svg:height="0.3929in" draw:z-index="23"><draw:image xlink:href="../thesis23x.png" xlink:type="simple" xlink:show="embed" xlink:actuate="onLoad"/></draw:frame> <draw:frame draw:style-name="fr1" draw:name="graphics25" text:anchor-type="as-char" svg:width="0.7862in" svg:height="0.3929in" draw:z-index="24"><draw:image xlink:href="../thesis24x.png" xlink:type="simple" xlink:show="embed" xlink:actuate="onLoad"/></draw:frame> </text:p>
      <text:h text:style-name="Heading_20_2" text:outline-level="2">Chapter 1<text:line-break/><text:bookmark text:name="x1-20001"/>Introduction</text:h>
      <text:p text:style-name="Text_20_body.noindent"><office:annotation><dc:date>2018-06-04T20:03:47</dc:date><text:p>&lt;!--l. 2--&gt;</text:p></office:annotation>This chapter starts with the context and delimitation of research problem (<text:a xlink:type="simple" xlink:href="#x1-30001.1" text:style-name="Internet_20_link" text:visited-style-name="Visited_20_Internet_20_Link">section 1.1</text:a>). After that, the chapter formulates the research questions and objectives (<text:a xlink:type="simple" xlink:href="#x1-40001.2" text:style-name="Internet_20_link" text:visited-style-name="Visited_20_Internet_20_Link">section 1.2</text:a>). The research methodology is presented in <text:a xlink:type="simple" xlink:href="#x1-50001.3" text:style-name="Internet_20_link" text:visited-style-name="Visited_20_Internet_20_Link">section 1.3</text:a>. The thesis statement and contributions are presented in <text:a xlink:type="simple" xlink:href="#x1-60001.4" text:style-name="Internet_20_link" text:visited-style-name="Visited_20_Internet_20_Link">section 1.4</text:a>. The chapter ends with the structure of this dissertation (<text:a xlink:type="simple" xlink:href="#x1-70001.5" text:style-name="Internet_20_link" text:visited-style-name="Visited_20_Internet_20_Link">section 1.5</text:a>). </text:p>
      <text:h text:style-name="Heading_20_3" text:outline-level="3">1.1 <text:bookmark text:name="x1-30001.1"/>Context and Problem Delimitation</text:h>
      <text:p text:style-name="Text_20_body.noindent"><office:annotation><dc:date>2018-06-04T20:03:47</dc:date><text:p>&lt;!--l. 7--&gt;</text:p></office:annotation>Over the last two decades or so, with the growing number of technologies that enable people to communicate and work in group activities using computers and Internet, researches and practitioners have developed technology and software applications that facilitate and foster the Collaborative Learning (CL) (LEHTINEN <text:span text:style-name="T1">et al.</text:span>, 1999). Such technology and the research field that studies how to effectively link together the advanced in computer science with the collaborative learning is known as Computer-Supported Collaborative Learning (CSCL), and it has been proved an important to support the learning process of students by cognitive, social and technological reasons (STAHL; KOSCHMANN; SUTHERS, 2006). However, CSCL is only beneficial when there is an adequate design establishing the way in which the collaboration should happened (DILLENBOURG, 2013; HEWITT, 2005; ISOTANI <text:span text:style-name="T1">et al.</text:span>, 2009). Students frequently fail to be engaged in productive learning interactions when they are left to interact in CL activities without any support. Hence, several researchers propose the use of scripts to guide and orchestrate the collaboration among students (ALHARBI; ATHAUDA; CHIONG, 2014). </text:p>
      <text:p text:style-name="Text_20_body.indent"><office:annotation><dc:date>2018-06-04T20:03:47</dc:date><text:p>&lt;!--l. 9--&gt;</text:p></office:annotation>Scripted collaboration aims to engage the students in fruitful and meaningful interactions according to a design that has the purpose to attain a set of pedagogical objectives. Thereby, CSCL scripts have been proposed by the community to support the well-thought-out design of the CL scenarios by means of computer-based systems (FISCHER <text:span text:style-name="T1">et al.</text:span>, 2013; KOBBE <text:span text:style-name="T1">et al.</text:span>, 2007). These scripts are the technology that describes how the interactions among students will be orchestrated in a group activity to increase the possibility of achieving the pedagogical objectives (WEINBERGER <text:span text:style-name="T1">et al.</text:span>, 2005). These scripts provide information that facilitates the group formation, the role distribution, and the sequencing of interaction for the participants of a CL activity. Despite of these benefits, there are situations in which the scripts may cause motivation problem. Sometimes, a learner does not want to play the role assigned by the scripts, and he may neglect his personal behavior to get the task completed without effort and, other times, the lack of choice over the sequence of interactions may produce in the students a sense of obligation in complete an unwilling activities (CHALLCO <text:span text:style-name="T1">et al.</text:span>, 2014; ISOTANI, 2009). These issues may negatively influence the students’ motivation, learning <draw:frame draw:style-name="fr1" draw:name="graphics26" text:anchor-type="as-char" svg:width="0.7862in" svg:height="0.3929in" draw:z-index="25"><draw:image xlink:href="../thesis25x.png" xlink:type="simple" xlink:show="embed" xlink:actuate="onLoad"/></draw:frame> <draw:frame draw:style-name="fr1" draw:name="graphics27" text:anchor-type="as-char" svg:width="0.7862in" svg:height="0.3929in" draw:z-index="26"><draw:image xlink:href="../thesis26x.png" xlink:type="simple" xlink:show="embed" xlink:actuate="onLoad"/></draw:frame> attitudes and behaviors, degrade the classroom group dynamics, and result in long-term and widespread negative learning outcomes (CHALLCO <text:span text:style-name="T1">et al.</text:span>, 2014; FALOUT; ELWOOD; HOOD, 2009) </text:p>
      <text:p text:style-name="Text_20_body.indent"><office:annotation><dc:date>2018-06-04T20:03:47</dc:date><text:p>&lt;!--l. 11--&gt;</text:p></office:annotation>The motivation problem caused by the scripted collaboration makes more difficult the use of CSCL technology over time. In fact, less motivated students prefer to spend more time in other activities rather than to learn and, as consequence, the achievement of expected learning outcomes becomes difficult (CROOK, 2000; SCHOOR; BANNERT, 2011). In this sense, motivating learners in the entire instructional process of CL is important. However, the traditional instructional design practice assumes that the motivation is a simple preliminary step that must happen before the instruction (CHAN; AHERN, 1999; KELLER, 1987). This assumption is based in which the good quality of learning materials can keep the students focused during the learning process, but if this process is long, there is a good chance that the students will lose their initial attention. To solve this problem, several approaches, such as the use of affective feedbacks based on emotion-aware (FEIDAKIS <text:span text:style-name="T1">et al.</text:span>, 2014b; FEIDAKIS <text:span text:style-name="T1">et al.</text:span>, 2014a), peer learning companions (WOOLF <text:span text:style-name="T1">et al.</text:span>, 2009), and so on, have been proposed to motivated students along the entire instructional process. These solutions assume that the students like the content-domain and/or have the desired to learn, so that students that do not have the desire to learn are not motivated and engage for these approaches. </text:p>
      <text:p text:style-name="Text_20_body.indent"><office:annotation><dc:date>2018-06-04T20:03:47</dc:date><text:p>&lt;!--l. 13--&gt;</text:p></office:annotation>In the last years, efforts of CSCL community have been directed to finding new innovative solutions that, beside to motivate and engage students during the entire CL process, are not completely tied to the domain-content and desired to learn the domain-content. In this direction, several researchers and practitioners have pointed Gamification as a promising technology to deal with motivation problem in the instructional/learning domain (CHALLCO <text:span text:style-name="T1">et al.</text:span>, 2014; SEABORN; FELS, 2015; de Sousa Borges <text:span text:style-name="T1">et al.</text:span>, 2014). Gamification defined “<text:span text:style-name="T1">as the use of game design elements in</text:span> <text:span text:style-name="T1">non-game contexts</text:span>” (DETERDING <text:span text:style-name="T1">et al.</text:span>, 2011) aims to increase the students motivation and engagement by making the learning process more game-like. This is done through the introduction of game elements, such as points, leaderboards, competition, cooperation and so on. These elements are not part of the domain-content, neither they belong to the instructional/learning process, so that they can even motivate students who do not have the desire and/or interest in to learn the content-domain. These game elements are introduced along the entire learning process, so that the benefits of gamification strongly depends on how well these game elements are applied, and how well they are linked with the pedagogical approaches (KAPP, 2012; KNUTAS <text:span text:style-name="T1">et al.</text:span>, 2014b). </text:p>
      <text:p text:style-name="Text_20_body.indent"><office:annotation><dc:date>2018-06-04T20:03:47</dc:date><text:p>&lt;!--l. 16--&gt;</text:p></office:annotation>When CL scenarios are gamified to deal with the motivation problem caused by the scripted collaboration, the author of this thesis hypothesizes that the chances to achieve engagement and educational benefits will be increased whether there is a proper connections between the game elements and the CL process. Nevertheless, developing such well-though-out gamified CL scenario, <draw:frame draw:style-name="fr1" draw:name="graphics28" text:anchor-type="as-char" svg:width="0.7862in" svg:height="0.3929in" draw:z-index="27"><draw:image xlink:href="../thesis27x.png" xlink:type="simple" xlink:show="embed" xlink:actuate="onLoad"/></draw:frame> <draw:frame draw:style-name="fr1" draw:name="graphics29" text:anchor-type="as-char" svg:width="0.7862in" svg:height="0.3929in" draw:z-index="28"><draw:image xlink:href="../thesis28x.png" xlink:type="simple" xlink:show="embed" xlink:actuate="onLoad"/></draw:frame> hereinafter referred to as gamified CL scenarios, is not trivial. The main difficulty to gamify CL scenarios as well as other non-game context is that the gamification is too context dependent (HAMARI; KOIVISTO; SARSA, 2014; RICHARDS; THOMPSON; GRAHAM, 2014). Its effects vary individual to individual, and they depend of many factors such as the individual personality traits, preferences, and current students’ emotions (NICHOLSON, 2015; PEDRO <text:span text:style-name="T1">et al.</text:span>, 2015) (e.g., a user who likes competition would be more motivated by a leaderboard rather than a user who want to obtain items to customize his/her avatar). Also, the expected effects of the game elements vary according to context and the target behavior that is being gamified (DETERDING <text:span text:style-name="T1">et al.</text:span>, 2013; HEETER <text:span text:style-name="T1">et al.</text:span>, 2011) (e.g., gamifying a learning scenario to promote the sign-up of participants is not the same that gamifying an interactive enviroment to maintain the students attention). As consequence of this context-dependency, when a CL scenario is not well gamified, instead to have a positive effect, they may cause a detrimental on the students’ motivation (ANDRADE; MIZOGUCHI; ISOTANI, 2016), cheating (NUNES <text:span text:style-name="T1">et al.</text:span>, 2016), embarrassment (OHNO; YAMASAKI; TOKIWA, 2013), and lack of credibility on badges (DAVIS; SINGH, 2015). </text:p>
      <text:p text:style-name="Text_20_body.indent"><office:annotation><dc:date>2018-06-04T20:03:47</dc:date><text:p>&lt;!--l. 18--&gt;</text:p></office:annotation>Another difficulty to gamify CL scenarios, as well as other non-game contexts, it is the lack of approaches to systematically represent, in an unambiguous way, the gamification knowledge acquired in the last years by researchers and practitioners. This knowledge constituted by theories and best practices related to gamification lacks of a formal and common vocabulary, definitions, and representation to apply gamification. As can be appreciated in the current literature of gamification (DICHEVA <text:span text:style-name="T1">et al.</text:span>, 2015; HAMARI; KOIVISTO; SARSA, 2014; MORA <text:span text:style-name="T1">et al.</text:span>, 2015; SEABORN; FELS, 2015), each author proposes his/her own definitions, classifications and representation to describe the concepts and characteristics about how to gamify a non-game context. This fact hinders the creation of models and/or frameworks that formally represent the gamification and its application by computer-based systems in a common understandable and sharable manner, and to the best of the thesis author’s knowledge, there are no one approaches has been proposed to represent the knowledge about how to gamify CL scenarios to deal with the motivation problem caused by the scripted collaboration. </text:p>
      <text:p text:style-name="Text_20_body.indent"><office:annotation><dc:date>2018-06-04T20:03:47</dc:date><text:p>&lt;!--l. 20--&gt;</text:p></office:annotation>Due to the variety of students who can participate in a CL sessions, the diversity of subjects that can be under study in a CL activity, and the range of different CSCL scripts that can be used to orchestrate the CL process, it is necessary to personalize the gamification, providing a tailored gamified CL scenario for each situation. This task is difficult and time-consuming, so that developing a computational based-support in intelligent-theory aware systems to give assistance with the personalization of gamification is very helpful and necessary. In this direction, in the context of CSCL, one interesting solution has been proposed to gamify CL scenarios using adaptive profiles and machine learning techniques (KNUTAS <text:span text:style-name="T1">et al.</text:span>, 2014a; KNUTAS <text:span text:style-name="T1">et al.</text:span>, 2014b). However, this solution is not oriented to deal with the motivation problem caused by the scripted collaboration, its purpose is to increase the communication among the participants in CL <draw:frame draw:style-name="fr1" draw:name="graphics30" text:anchor-type="as-char" svg:width="0.7862in" svg:height="0.3929in" draw:z-index="29"><draw:image xlink:href="../thesis29x.png" xlink:type="simple" xlink:show="embed" xlink:actuate="onLoad"/></draw:frame> <draw:frame draw:style-name="fr1" draw:name="graphics31" text:anchor-type="as-char" svg:width="0.7862in" svg:height="0.3929in" draw:z-index="30"><draw:image xlink:href="../thesis30x.png" xlink:type="simple" xlink:show="embed" xlink:actuate="onLoad"/></draw:frame> scenarios. Furthermore, this solution falls into the category of computer-based mechanisms and procedures that support the gamification, it does not provide a model to share the theoretical knowledge related to gamification obtained by this computer-based mechanism. A solutions based on machine learning to personalize gamification require a lot of data to support the personalization of gamification, and it may has overfitting or underfitting problem with the data. A computer mechanism based only in machine learning techniques to personalize gamification lacks of theoretical-justification to explain why a game elements is introduced, and why a certain configuration of game elements increase the motivation participants in a CL scenario. </text:p>
      <text:p text:style-name="Text_20_body.indent"><office:annotation><dc:date>2018-06-04T20:03:47</dc:date><text:p>&lt;!--l. 22--&gt;</text:p></office:annotation>For the reason exposed above, to deal with the motivation problem caused by the scripted collaboration through the gamification of CL scenarios, a computational support with a common and shareable structure to describe knowledge extracted from the best practices and theories related to gamification is essential to overcome the challenges and difficulties of gamification. In the direction to make explicit the knowledge contained in computer-based mechanisms and procedures, ontologies have been consolidated as the most advanced technology to support the representation of knowledge in a common computer-understandable and sharable manner (ASIKRI <text:span text:style-name="T1">et al.</text:span>, 2016; DEVEDŽIC, 2006; MIZOGUCHI; BOURDEAU, 2016). Ontologies constitute an explicit mapping between the target world of interest and its representation with the purpose to describe concepts without ambiguities providing a common way to represent the knowledge (GUARINO; OBERLE; STAAB, 2009). Taking advantages of this commonality, and using the computer interconnection technologies such as Internet, computer-based mechanisms in intelligent systems use ontologies to share understandings and interpretations of target world. In this direction, employing ontologies, some interesting and practical results have been obtained in the formalization and organization of knowledge extracted from different theories and practices related to gamification (DERMEVAL <text:span text:style-name="T1">et al.</text:span>, 2016; KARKAR; JA’AM; FOUFOU, 2016; ZOUAQ; NKAMBOU, 2010). However, currently, there is no one ontology that allows the description of fundaments concepts extracted from the best practices and theories related to gamification, and how these concepts are applied in CL scenarios to deal with the motivation problem caused by the scripted collaboration. </text:p>
      <text:p text:style-name="Text_20_body.indent"><office:annotation><dc:date>2018-06-04T20:03:47</dc:date><text:p>&lt;!--l. 24--&gt;</text:p></office:annotation>Therefore, the general research goal in this PhD thesis dissertation refers to the definition of an ontology to, from a philosophical perspective, systematically formalize the knowledge extracted from the best practices and theories related to gamification, and the definition of computer-based mechanisms that employ this ontology to deal with the motivation problem caused by the scripted collaboration in CL activities where the CSCL scripts are used as a method to orchestrate and structure the collaboration among students. </text:p>
      <text:p text:style-name="Text_20_body.noindent"><office:annotation><dc:date>2018-06-04T20:03:47</dc:date><text:p>&lt;!--l. 26--&gt;</text:p></office:annotation><draw:frame draw:style-name="fr1" draw:name="graphics32" text:anchor-type="as-char" svg:width="0.7862in" svg:height="0.3929in" draw:z-index="31"><draw:image xlink:href="../thesis31x.png" xlink:type="simple" xlink:show="embed" xlink:actuate="onLoad"/></draw:frame> <draw:frame draw:style-name="fr1" draw:name="graphics33" text:anchor-type="as-char" svg:width="0.7862in" svg:height="0.3929in" draw:z-index="32"><draw:image xlink:href="../thesis32x.png" xlink:type="simple" xlink:show="embed" xlink:actuate="onLoad"/></draw:frame> </text:p>
      <text:h text:style-name="Heading_20_3" text:outline-level="3">1.2 <text:bookmark text:name="x1-40001.2"/>Research Questions and Research Objectives</text:h>
      <text:p text:style-name="Text_20_body.noindent"><office:annotation><dc:date>2018-06-04T20:03:47</dc:date><text:p>&lt;!--l. 29--&gt;</text:p></office:annotation>The overarching research question (<text:span text:style-name="T3">RQ</text:span>) answered in this PhD thesis dissertation is: “<text:span text:style-name="T1">How can</text:span> <text:span text:style-name="T1">gamification and ontologies be used to deal with the motivation problem caused by the scripted</text:span> <text:span text:style-name="T1">collaboration in CL activities where CSCL scripts are used as a method to orchestrate and structure</text:span> <text:span text:style-name="T1">the collaboration among students?</text:span>” </text:p>
      <text:p text:style-name="Text_20_body.indent"><office:annotation><dc:date>2018-06-04T20:03:47</dc:date><text:p>&lt;!--l. 31--&gt;</text:p></office:annotation>To answer this research question, the author of this thesis proposes the ontological engineering approach to gamify CL scenarios shown in <text:a xlink:type="simple" xlink:href="#x1-4001r1" text:style-name="Internet_20_link" text:visited-style-name="Visited_20_Internet_20_Link">Figure 1</text:a>. This approach consists into three major stages described as follows: </text:p>
      <text:p text:style-name="Horizontal_20_Line"/>
      <text:p text:style-name="P2"><draw:frame draw:style-name="fr1" draw:name="graphics34" text:anchor-type="as-char" svg:width="0.7862in" svg:height="0.3929in" draw:z-index="33"><draw:image xlink:href="../thesis33x.png" xlink:type="simple" xlink:show="embed" xlink:actuate="onLoad"/></draw:frame> <draw:frame draw:style-name="fr1" draw:name="graphics35" text:anchor-type="as-char" svg:width="0.7862in" svg:height="0.3929in" draw:z-index="34"><draw:image xlink:href="../thesis34x.png" xlink:type="simple" xlink:show="embed" xlink:actuate="onLoad"/></draw:frame> <text:bookmark text:name="x1-4001r1"/><draw:frame draw:style-name="fr1" draw:name="graphics36" text:anchor-type="as-char" svg:width="0.7862in" svg:height="0.3929in" draw:z-index="35"><draw:image xlink:href="../thesis35x.png" xlink:type="simple" xlink:show="embed" xlink:actuate="onLoad"/></draw:frame> <draw:frame draw:style-name="fr1" draw:name="graphics37" text:anchor-type="as-char" svg:width="0.7862in" svg:height="0.3929in" draw:z-index="36"><draw:image xlink:href="../thesis36x.png" xlink:type="simple" xlink:show="embed" xlink:actuate="onLoad"/></draw:frame> </text:p>
      <text:p text:style-name="P2">Figure 1: Ontological engineering approach to gamify CL scenarios</text:p>
      <text:p text:style-name="P2"><office:annotation><dc:date>2018-06-04T20:03:47</dc:date><text:p>&lt;!--tex4ht:label?: x1-4001r1 --&gt;</text:p></office:annotation><draw:frame draw:style-name="fr1" draw:name="graphics38" text:anchor-type="as-char" svg:width="18.0291in" svg:height="12.478in" draw:z-index="37"><draw:image xlink:href="../images/chap-introduction/ontological-engineering-approach-to-gamify-cl-scenarios.png" xlink:type="simple" xlink:show="embed" xlink:actuate="onLoad"/></draw:frame> </text:p>
      <text:p text:style-name="P2">Source: Elaborated by the author.</text:p>
      <text:p text:style-name="P2"><draw:frame draw:style-name="fr1" draw:name="graphics39" text:anchor-type="as-char" svg:width="0.7862in" svg:height="0.3929in" draw:z-index="38"><draw:image xlink:href="../thesis37x.png" xlink:type="simple" xlink:show="embed" xlink:actuate="onLoad"/></draw:frame> <draw:frame draw:style-name="fr1" draw:name="graphics40" text:anchor-type="as-char" svg:width="0.7862in" svg:height="0.3929in" draw:z-index="39"><draw:image xlink:href="../thesis38x.png" xlink:type="simple" xlink:show="embed" xlink:actuate="onLoad"/></draw:frame> </text:p>
      <text:p text:style-name="Horizontal_20_Line"/>
      <text:p text:style-name="List_20_Heading.enumerate-enumitem">1. </text:p>
      <text:p text:style-name="List_20_Contents">The first stage is the formalization of the necessary knowledge about how to gamify CL scenarios for dealing with the motivation problem caused by the scripted collaboration into an ontology named <text:span text:style-name="T3">OntoGaCLeS </text:span>– <text:span text:style-name="T2">Onto</text:span><text:span text:style-name="T1">logy to </text:span><text:span text:style-name="T2">Ga</text:span><text:span text:style-name="T1">mify </text:span><text:span text:style-name="T2">C</text:span><text:span text:style-name="T1">ollaborative </text:span><text:span text:style-name="T2">Le</text:span><text:span text:style-name="T1">arning</text:span> <text:span text:style-name="T2">S</text:span><text:span text:style-name="T1">cenarios</text:span>. This ontology has been developed using ontology engineering in which, by extracting concepts from the theories and practices related to gamification, the author of this thesis defines a set of ontological structures that enables the systematic formalization and representation of necessary knowledge to gamify CL scenarios. </text:p>
      <text:p text:style-name="List_20_Heading.enumerate-enumitem">2. </text:p>
      <text:p text:style-name="List_20_Contents">The second stage is the development of computer-based mechanisms and procedures whereby intelligent theory-aware systems will provide support in the gamification of CL scenarios to deal with the motivation problem caused by the scripting collaboration. Such support is given by the knowledge formalized in the ontology OntoGaCLeS during the first stage, and the purpose of the computer-based mechanisms is to use this knowledge to facilitate the tasks of instructional designer and practitioners, especially novice users, in the gamification of CL scenarios. This knowledge provides theoretical justification for the personalization of gamification and, thus, to obtain tailored gamified CL sessions adapted for each situation. Such sessions are known as ontology-based CL sessions, and they are CL scenarios that have been gamified and instantiated at the most concrete level by detailing the participants and content-domain to be directly run in a learning environment. </text:p>
      <text:p text:style-name="List_20_Heading.enumerate-enumitem">3. </text:p>
      <text:p text:style-name="P9">The third stage is the validation of the ontological engineering approach to gamify CL scenarios as a method to deal with the motivation problem caused by the scripted collaboration. This validation is carried out in ontology-based gamified CL sessions obtained by the approach, and it consists in measuring the effectiveness and efficiency of these sessions for dealing with the motivation problem caused by the scripted collaboration. The effectiveness and efficiency were measured by comparing the effects on students’ motivation and learning outcomes caused by ontology-based CL sessions, non-gamified CL sessions and CL sessions gamified without using the support given by the ontology OntoGaCLeS.</text:p>
      <text:p text:style-name="Text_20_body.indent"><office:annotation><dc:date>2018-06-04T20:03:47</dc:date><text:p>&lt;!--l. 52--&gt;</text:p></office:annotation>Regarding to the formalization of knowledge about how to gamify CL scenarios for dealing with the motivation problem caused by the scripted collaboration (Stage 1), the research questions answered by this dissertation are: </text:p>
      <text:p text:style-name="List_20_Heading"><draw:frame draw:style-name="fr1" draw:name="graphics41" text:anchor-type="as-char" svg:width="0.7862in" svg:height="0.3929in" draw:z-index="40"><draw:image xlink:href="../thesis39x.png" xlink:type="simple" xlink:show="embed" xlink:actuate="onLoad"/></draw:frame> <draw:frame draw:style-name="fr1" draw:name="graphics42" text:anchor-type="as-char" svg:width="0.7862in" svg:height="0.3929in" draw:z-index="41"><draw:image xlink:href="../thesis40x.png" xlink:type="simple" xlink:show="embed" xlink:actuate="onLoad"/></draw:frame> <text:span text:style-name="T3">RQ1:</text:span> </text:p>
      <text:p text:style-name="List_20_Contents">Which concepts from the theories and practices related to gamification should be taking into account to deal with the motivation problem caused by the scripted collaboration? and How should these concepts be applied in the gamification of CL scenarios? </text:p>
      <text:p text:style-name="List_20_Heading"><text:span text:style-name="T3">RQ2:</text:span> </text:p>
      <text:p text:style-name="P9">How can the concepts extracted from the theories and best practices related to gamification, and identified as relevant to deal with the motivation problem caused by the scripted collaboration, be represented as ontological structures?</text:p>
      <text:p text:style-name="Text_20_body.indent"><office:annotation><dc:date>2018-06-04T20:03:47</dc:date><text:p>&lt;!--l. 62--&gt;</text:p></office:annotation>Regarding to the development of computer-based mechanisms and procedures whereby intelligent theory-aware systems will provide support in the gamified CL scenarios using the knowledge described in the ontology OntoGaCLeS (Stage 2), the research questions answered by this dissertation are: </text:p>
      <text:p text:style-name="List_20_Heading"><text:span text:style-name="T3">RQ3:</text:span> </text:p>
      <text:p text:style-name="P9">What computer-based mechanisms and procedure are necessary in intelligent-theory aware systems to give a helpful support in the gamification of CL scenarios? and How can the knowledge encoded in the ontology OntoGaCLeS be used by these mechanisms and procedures for dealing with the motivation problem caused by the scripted collaboration?</text:p>
      <text:p text:style-name="Text_20_body.indent"><office:annotation><dc:date>2018-06-04T20:03:47</dc:date><text:p>&lt;!--l. 69--&gt;</text:p></office:annotation>Regarding to the validation of the ontological engineering approach to gamify CL scenarios as a method to deal with the motivation problem caused by the scripted collaboration (Stage 3), the research questions answered by this dissertation are: </text:p>
      <text:p text:style-name="List_20_Heading"><text:span text:style-name="T3">RQ4:</text:span> </text:p>
      <text:p text:style-name="P9">What are the effects of ontology-based gamified CL sessions on the students’ motivation and learning outcomes? and What are the effectiveness and efficiency of these sessions to deal with the motivation problem caused by the scripted collaboration?</text:p>
      <text:p text:style-name="Text_20_body.indent"><office:annotation><dc:date>2018-06-04T20:03:47</dc:date><text:p>&lt;!--l. 76--&gt;</text:p></office:annotation>The research objectives pursued to answer the research questions <text:span text:style-name="T1">RQ1 </text:span>and <text:span text:style-name="T1">RQ2</text:span> are: </text:p>
      <text:p text:style-name="List_20_Heading"><text:span text:style-name="T3">RO1:</text:span> </text:p>
      <text:p text:style-name="List_20_Contents">To review the scientific literature in order to identify the most relevant concepts from the theories and practices related to gamification that should be taking into account to deal with the motivation problem caused by the scripted collaboration, and how these concepts be applied in the gamification of CL scenarios; and </text:p>
      <text:p text:style-name="List_20_Heading"><text:span text:style-name="T3">RO2:</text:span> </text:p>
      <text:p text:style-name="P9">To define the necessary ontological structures to represent the concepts identified as relevant in the scientific literature of gamification to deal with the motivation problem caused by the scripted collaboration.</text:p>
      <text:p text:style-name="Text_20_body"><draw:frame draw:style-name="fr1" draw:name="graphics43" text:anchor-type="as-char" svg:width="0.7862in" svg:height="0.3929in" draw:z-index="42"><draw:image xlink:href="../thesis41x.png" xlink:type="simple" xlink:show="embed" xlink:actuate="onLoad"/></draw:frame> <draw:frame draw:style-name="fr1" draw:name="graphics44" text:anchor-type="as-char" svg:width="0.7862in" svg:height="0.3929in" draw:z-index="43"><draw:image xlink:href="../thesis42x.png" xlink:type="simple" xlink:show="embed" xlink:actuate="onLoad"/></draw:frame><office:annotation><dc:date>2018-06-04T20:03:47</dc:date><text:p>&lt;!--l. 87--&gt;</text:p></office:annotation> </text:p>
      <text:p text:style-name="Text_20_body.indent">In order to answer the research question <text:span text:style-name="T1">RQ3</text:span>, the research objectives is: </text:p>
      <text:p text:style-name="List_20_Heading"><text:span text:style-name="T3">RO3:</text:span> </text:p>
      <text:p text:style-name="P9">To identify and define the computer-based mechanisms and procedures that must be implemented by intelligent-theory aware systems to give a helpful support in the gamification of CL scenarios, and how these mechanisms and procedure use the knowledge encoded in the ontology OntoGaCLeS for dealing with the motivation problem caused by the scripted collaboration.</text:p>
      <text:p text:style-name="Text_20_body.indent"><office:annotation><dc:date>2018-06-04T20:03:47</dc:date><text:p>&lt;!--l. 94--&gt;</text:p></office:annotation>The research objective pursued to answer the research question <text:span text:style-name="T1">RQ4 </text:span>is: </text:p>
      <text:p text:style-name="List_20_Heading"><text:span text:style-name="T3">RO4:</text:span> </text:p>
      <text:p text:style-name="P9">to analyze the effects of ontology-based gamified CL sessions on the students’ motivation and learning outcomes for the purpose of validating the ontology engineering approach to gamify CL scenarios in reference to the effectiveness and efficiency to deal with the motivation problem caused by the scripted collaboration.</text:p>
      <text:p text:style-name="Text_20_body.indent"><office:annotation><dc:date>2018-06-04T20:03:47</dc:date><text:p>&lt;!--l. 101--&gt;</text:p></office:annotation>It is out of scope in this dissertation to deal with the following objectives: </text:p>
      <text:list xml:id="list7056003748092168541" text:style-name="L1">
        <text:list-item>
          <text:p text:style-name="P3">To compare, validate or judge the best practices and theories related to gamification. </text:p>
        </text:list-item>
        <text:list-item>
          <text:p text:style-name="P3">To create, modify or extend the concepts described in the best practices and theories related to gamification. </text:p>
        </text:list-item>
        <text:list-item>
          <text:p text:style-name="P3">To create a generic and complete representation of all concepts described in the practices and theories related to gamification. The author of this thesis only concentrates on the formalization of the minimal necessary concepts from these practices and theories to deal with the motivation problem caused by the scripted collaboration. </text:p>
        </text:list-item>
        <text:list-item>
          <text:p text:style-name="P4">To validate the concepts and ontological structures formalized in the ontology OntoGaCLeS using semantic reasoner engines or formal methods based on logic and/or mathematics.</text:p>
        </text:list-item>
      </text:list>
      <text:h text:style-name="Heading_20_3" text:outline-level="3">1.3 <text:bookmark text:name="x1-50001.3"/>Research Methodology</text:h>
      <text:p text:style-name="Text_20_body"><draw:frame draw:style-name="fr1" draw:name="graphics45" text:anchor-type="as-char" svg:width="0.7862in" svg:height="0.3929in" draw:z-index="44"><draw:image xlink:href="../thesis43x.png" xlink:type="simple" xlink:show="embed" xlink:actuate="onLoad"/></draw:frame> <draw:frame draw:style-name="fr1" draw:name="graphics46" text:anchor-type="as-char" svg:width="0.7862in" svg:height="0.3929in" draw:z-index="45"><draw:image xlink:href="../thesis44x.png" xlink:type="simple" xlink:show="embed" xlink:actuate="onLoad"/></draw:frame><office:annotation><dc:date>2018-06-04T20:03:47</dc:date><text:p>&lt;!--l. 120--&gt;</text:p></office:annotation> </text:p>
      <text:p text:style-name="Text_20_body.noindent">As this PhD thesis dissertation is framed in the multidisciplinary field of CSCL with research questions and research objectives oriented to be answered and achieved by theoretical and empirical studies, a mixed research method needs to be employed to conduct this research. Following the research methodology framework proposed by Glass (1995), Glass, Vessey and Ramesh (2002), the mixed research method employed in this PhD thesis research consists in four iterative phases: informational, propositional, analytical and evaluation. </text:p>
      <text:p text:style-name="List_20_Heading"><text:span text:style-name="T3">Informational phase:</text:span> </text:p>
      <text:p text:style-name="List_20_Contents">In this phase, the research problems and potential solutions were identified based on information gathered from the scientific literature and discussions with experts in fields of CSCL, gamification and ontology engineering. The results of this phase were an outline of the knowledge involved in this dissertation, the research questions, and the research objectives. The tasks carried out in this phase correspond to tasks extracted from the scientific (observing the world) and engineering (observing existing solutions) research methods. These tasks were: </text:p>
      <text:list xml:id="list88160064998074469" text:style-name="L2">
        <text:list-item>
          <text:p text:style-name="P5">The search, review and analysis of scientific literature regarding to: CSCL, gamification and ontology engineering. This literature review was performed with emphasis in scripted collaboration, gamification of learning and instruction, and ontology-engineering applied to Artificial Intelligence in Education (AIED). </text:p>
        </text:list-item>
        <text:list-item>
          <text:p text:style-name="P5">The participation as member of the research group in Applied Computing in Education Laboratory (CAEd-Lab, <text:span text:style-name="T1">Laboratorio de Computação Applicada a</text:span> <text:span text:style-name="T1">Educação e Tecnologias Sociales Avançadas</text:span>) at the University of São Paulo. Particularly, the expertise field in CSCL and Ontologies of this research group has been very important and valuable to conduct the research and the literature reviews. </text:p>
        </text:list-item>
        <text:list-item>
          <text:p text:style-name="P5">The participation in several conferences and workshops related to the context and problem domain in which this dissertation is framed. These conferences and workshop, in chronological order, were: the III Escola de Ontologias UFAL-USP, 2014 (Workshop); the 20th International Conference on Collaboration and Technology, CRIWG, 2014 (Conference), the Summer School on Computers in Education, 2015 (Workshop); the XXVI Brazilian Symposium on Computers in Education, 2015 (Conference); the 6th Latin American School for Education, Cognitive and Neural Sciences, 2016 (Workshop); and the Higher Education for All: International Workshop on Social, Semantic, Adaptive and Gamification techniques <draw:frame draw:style-name="fr1" draw:name="graphics47" text:anchor-type="as-char" svg:width="0.7862in" svg:height="0.3929in" draw:z-index="46"><draw:image xlink:href="../thesis45x.png" xlink:type="simple" xlink:show="embed" xlink:actuate="onLoad"/></draw:frame> <draw:frame draw:style-name="fr1" draw:name="graphics48" text:anchor-type="as-char" svg:width="0.7862in" svg:height="0.3929in" draw:z-index="47"><draw:image xlink:href="../thesis46x.png" xlink:type="simple" xlink:show="embed" xlink:actuate="onLoad"/></draw:frame> and technologies for Distance Learning, 2017 (Workshop). </text:p>
        </text:list-item>
        <text:list-item>
          <text:p text:style-name="P5">The participation as visiting research at the Research Center for Service Science at the School of Knowledge Science in the Japan Advanced Institute of Science and Technology (JAIST) has also been significant for the informational phase. This research center is dedicated to study, design and implementation knowledge co-creation process in complex service systems. This research center focuses in the use of ontologies and ontology-engineering as the technology to develop and solve a broad variety of domains/tasks, and their research members have a long history working in the research field of Artificial Intelligence in Education. Particularly, the expertise of the Prof. Mitsuro Ikeda and Prof. Riichiro Mizoguchi were valuable and important for this phase due to their involvement in various research projects related to the modeling of knowledge for the students’ learning growth, CL process, and instructional design.</text:p>
        </text:list-item>
      </text:list>
      <text:p text:style-name="List_20_Heading"><text:span text:style-name="T3">Propositional phase:</text:span> </text:p>
      <text:p text:style-name="List_20_Contents">In this phase, solutions were proposed and formulated using the information gathered in the previous phase. As results of the propositional phase, constructors of necessary concepts to gamify CL scenarios were identified and proposed as ontological structures in the ontology OntoGaCLeS. Prototypes of computer-based mechanisms and procedures were also developed for gathering practitioner and user opinions as early feedback of these systems. The tasks carried out in this phase correspond to task extracted from the scientific (proposing theories or models) and engineering (proposing and developing solutions) research methods. These tasks were: </text:p>
      <text:list xml:id="list5604343338976304135" text:style-name="L3">
        <text:list-item>
          <text:p text:style-name="P6">The proposal of ontological structures in the ontology OntoGaCLeS to represent gamified CL scenarios and ontological models to personalize the gamification of CL scenarios based on player type models and need-based theories of motivation. </text:p>
        </text:list-item>
        <text:list-item>
          <text:p text:style-name="P6">The proposal of ontological structures in the ontology OntoGaCLeS to represent the application of persuasive game design models in gamified CL scenarios and ontological models to apply persuasive game strategies as a method for dealing with the motivation problem caused by the scripted collaboration. </text:p>
        </text:list-item>
        <text:list-item>
          <text:p text:style-name="P6">The proposal of a computer-based model to unify the modeling of the learners’ growth process and the flow theory based on the principle of good balance between the perceived challenges and skills. <draw:frame draw:style-name="fr1" draw:name="graphics49" text:anchor-type="as-char" svg:width="0.7862in" svg:height="0.3929in" draw:z-index="48"><draw:image xlink:href="../thesis47x.png" xlink:type="simple" xlink:show="embed" xlink:actuate="onLoad"/></draw:frame> <draw:frame draw:style-name="fr1" draw:name="graphics50" text:anchor-type="as-char" svg:width="0.7862in" svg:height="0.3929in" draw:z-index="49"><draw:image xlink:href="../thesis48x.png" xlink:type="simple" xlink:show="embed" xlink:actuate="onLoad"/></draw:frame> </text:p>
        </text:list-item>
        <text:list-item>
          <text:p text:style-name="P6">The definition of a conceptual flow to gamify CL scenarios as a computer-based procedure to use the knowledge described in the ontology OntoGaCLeS, and the definition of a reference architecture based on this flow to build computer-based mechanisms that provide support in intelligent-theory aware systems for dealing with the motivation problem caused by the scripted collaboration.</text:p>
        </text:list-item>
      </text:list>
      <text:p text:style-name="List_20_Heading"><text:span text:style-name="T3">Analytical phase:</text:span> </text:p>
      <text:p text:style-name="List_20_Contents">This phase consists into analyze and explore the solutions formulated in the propositional phase with the purpose to identify whether the proposed solutions are understandable, how them can be deployed into practice, what are the potential problems in understanding and using them, and wether there are any omissions or gaps in these solutions. The tasks carried out in this phase correspond to task extracted from the empirical (applying to case studies) and analytical (developing new solutions derived from the results obtained in the case studies) research methods. These tasks were: </text:p>
      <text:list xml:id="list6094906334457273463" text:style-name="L4">
        <text:list-item>
          <text:p text:style-name="P7">The formalization of an ontological model to personalize the gamification of CL scenarios based on the Dodecad player type model proposed by Marczewski (2015) and the Self-Determinant Theory (SDT) of needs (DECI; RYAN, 2010), and the formalization of an ontological model to personalize the gamification of Cognitive Apprentice CL scenarios based on the Yee’s player type model and SDT theory of needs. These two formalizations were developed as case studies to validate in the evaluation phase the ontological structures proposed to systematically formalize ontological models to personalize the gamification of CL scenarios. </text:p>
        </text:list-item>
        <text:list-item>
          <text:p text:style-name="P7">The formalization of an ontological model to apply gamification as a persuasive technology in gamified Cognitive Apprenticeship scenarios employing the persuasive game design strategies defined in the Model-driven persuasive game proposed by Orji (2014). </text:p>
        </text:list-item>
        <text:list-item>
          <text:p text:style-name="P7">The implementation of a computer-based mechanism (as a proof of concept) in which the knowledge encoding in the ontology OntoGaCLeS is used for setting up the proper player roles and game elements for CL sessions. </text:p>
        </text:list-item>
        <text:list-item>
          <text:p text:style-name="P7">The development of an algorithm (as a proof of concept) to apply the principle of good balance between the perceived challenges and skills from the flow theory in the gamification of CL scenarios. <draw:frame draw:style-name="fr1" draw:name="graphics51" text:anchor-type="as-char" svg:width="0.7862in" svg:height="0.3929in" draw:z-index="50"><draw:image xlink:href="../thesis49x.png" xlink:type="simple" xlink:show="embed" xlink:actuate="onLoad"/></draw:frame> <draw:frame draw:style-name="fr1" draw:name="graphics52" text:anchor-type="as-char" svg:width="0.7862in" svg:height="0.3929in" draw:z-index="51"><draw:image xlink:href="../thesis50x.png" xlink:type="simple" xlink:show="embed" xlink:actuate="onLoad"/></draw:frame> </text:p>
        </text:list-item>
        <text:list-item>
          <text:p text:style-name="P7">The development of a computer-based mechanisms (as a proof of concept) to apply gamification as persuasive technology in the gamification of CL scenarios.</text:p>
        </text:list-item>
      </text:list>
      <text:p text:style-name="List_20_Heading"><text:span text:style-name="T3">Evaluation phase:</text:span> </text:p>
      <text:p text:style-name="List_20_Contents">The focus of this phase is to conduct empirical tests and evaluations for the solutions formulated in the propositional phase and for the findings found in the analytical phase. In this phase, the empirical data gathered through the tests and evaluations aim to assess the contributions from different perspectives. The task carried out in this phase correspond to task from the empirical (validating the solutions) and analytical (analyzing the results obtained from empirical observations) research methods. These tasks were: </text:p>
      <text:list xml:id="list3474438150992161829" text:style-name="L5">
        <text:list-item>
          <text:p text:style-name="P8">The analytical evaluation of the ontological structures proposed to represent gamified CL scenarios and the ontological models to personalize the gamification of CL scenarios. This evaluation was carried out by publishing these ontological structures and the ontological models obtained from them in the analytical phase (the ontological model to personalize gamification in CL scenarios based on the Dodecad player type model and the SDT theory of needs, and the ontological model to personalize gamification in Cognitive Apprentice CL scenarios based on the Yee’s player type model and SDT theory of needs) as scientific articles in conferences and journals related to the fields of CSCL, and Artificial Intelligent in Education. These articles, in chronological order, were: “<text:span text:style-name="T1">Towards an Ontology for Gamifying</text:span> <text:span text:style-name="T1">Collaborative Learning Scenarios</text:span>” published in the 12th International Conference on Intelligent Tutoring Systems, ITS, 2014; “<text:span text:style-name="T1">An Ontology Engineering Approach</text:span> <text:span text:style-name="T1">to Gamify Collaborative Learning Scenarios</text:span>” published in the 20th International Conference on Collaboration and Technology, CRIWG, 2014; and “<text:span text:style-name="T1">Personalization</text:span> <text:span text:style-name="T1">of Gamification in Collaborative Learning Contexts using Ontologies</text:span>” published in the journal of IEEE Latin America Transactions, 2015. During the conferences important feedbacks to improve the ontological structures were obtained from informal discussions with the participants of the conferences who shared their expertise in the domain of CSCL and Artificial Intelligent in Education. </text:p>
        </text:list-item>
        <text:list-item>
          <text:p text:style-name="P8">The analytical evaluation of the ontological structures proposed to represent the application of persuasive game design models in gamified CL scenarios and the ontological models to apply persuasive game strategies as a method for dealing with the motivation problem caused by the scripted collaboration. This evaluation was carried out by publishing these ontological structures and the <draw:frame draw:style-name="fr1" draw:name="graphics53" text:anchor-type="as-char" svg:width="0.7862in" svg:height="0.3929in" draw:z-index="52"><draw:image xlink:href="../thesis51x.png" xlink:type="simple" xlink:show="embed" xlink:actuate="onLoad"/></draw:frame> <draw:frame draw:style-name="fr1" draw:name="graphics54" text:anchor-type="as-char" svg:width="0.7862in" svg:height="0.3929in" draw:z-index="53"><draw:image xlink:href="../thesis52x.png" xlink:type="simple" xlink:show="embed" xlink:actuate="onLoad"/></draw:frame> ontological models obtained from them in the analytical phase (the ontological model to apply gamification as a persuasive technology in gamified Cognitive Apprenticeship scenarios employing the persuasive game design strategies defined in the Model-driven persuasive game) as scientific articles scientific articles in conferences and journals related to the fields of CSCL, and Artificial Intelligent in Education. These articles, in chronological order, were: “<text:span text:style-name="T1">Steps</text:span> <text:span text:style-name="T1">Towards the Gamification of Collaborative Learning Scenarios Supported by</text:span> <text:span text:style-name="T1">Ontologies</text:span>” published in the 17th International Conference on Artificial Intelligence in Education, AIED, 2015; “<text:span text:style-name="T1">An Ontological Model to Apply Gamification as</text:span> <text:span text:style-name="T1">Persuasive Technology in Collaborative Learning Scenarios</text:span>” published in the 26th Brazilian Symposium of Informatics in Education, SBIE, 2015; “<text:span text:style-name="T1">Gamification</text:span> <text:span text:style-name="T1">of Collaborative Learning Scenarios: Structuring Persuasive Strategies Using</text:span> <text:span text:style-name="T1">Game Elements and Ontologies</text:span>” published in the 1st International Workshop of Social Computing in Digital Education, SOCIALEDU, 2015; and “<text:span text:style-name="T1">An Ontology</text:span> <text:span text:style-name="T1">Framework to Apply Gamification in CSCL Scenarios as Persuasive Technology</text:span>” published in the Brazilian Journal of Computers in Education, 2016. During the conferences important feedbacks to improve the ontological structures were obtained from informal discussions with the participants of the conferences who shared their expertise in the domain of CSCL and Artificial Intelligent in Education. </text:p>
        </text:list-item>
        <text:list-item>
          <text:p text:style-name="P8">The conduction of a pilot empirical study in which, prior to carry out the full-scale empirical studies, the activities, methods, instruments and activities that have been used in the full-scale studies were evaluated to adjust and improve the full-scale study design. This empirical study has been conducted to assess the effectiveness of <text:span text:style-name="T1">the ontological engineering approach to gamify CL scenarios </text:span>for dealing with the motivation problem caused by the scripted collaboration. Such effectiveness is measured by comparing the effect of the ontology-based CL sessions obtained by the approach against the effect of non-gamified CL sessions on the participants’ intrinsic motivation and learning outcomes, and the percentage of participation by groups. This empirical study was conducted with undergraduate computer science students at the university of São Paulo during the second semester of 2016 in the course of Laboratory of Introduction to Computer Science, and for a CL activity related to the topic of loop structures. In such CL activity, the ontology-based gamified sessions and non-gamified CL sessions have been instantiated using a CSCL script inspired by the cognitive apprenticeship theory as the method to orchestrate and structure the collaboration among the students. </text:p>
        </text:list-item>
        <text:list-item>
          <text:p text:style-name="P8">The conduction of a full-scale empirical to evaluate the effectiveness of <text:span text:style-name="T1">the</text:span> <text:span text:style-name="T1">ontological engineering approach to gamify CL scenarios</text:span>. This effectiveness has <draw:frame draw:style-name="fr1" draw:name="graphics55" text:anchor-type="as-char" svg:width="0.7862in" svg:height="0.3929in" draw:z-index="54"><draw:image xlink:href="../thesis53x.png" xlink:type="simple" xlink:show="embed" xlink:actuate="onLoad"/></draw:frame> <draw:frame draw:style-name="fr1" draw:name="graphics56" text:anchor-type="as-char" svg:width="0.7862in" svg:height="0.3929in" draw:z-index="55"><draw:image xlink:href="../thesis54x.png" xlink:type="simple" xlink:show="embed" xlink:actuate="onLoad"/></draw:frame> been measured by comparing the effects of ontology-based gamified CL sessions against the effects of non-gamified CL sessions on the participants’ intrinsic motivation and learning outcomes. This study was carried out in the course of introduction to computer science with undergraduate computer engineering students at the university of São Paulo during the first semester of 2017. The CL activity in which these CL sessions have been instantiated was related to the topic of condition structures using a CSCL script based on the cognitive apprentice theory to orchestrate and structure the collaboration among the participants. </text:p>
        </text:list-item>
        <text:list-item>
          <text:p text:style-name="P8">The conduction of a full-scale empirical study to also evaluate the effectiveness of <text:span text:style-name="T1">the ontological engineering approach to gamify CL scenarios</text:span>. However, in this empirical study, the effects of ontology-based gamified CL sessions against the effect of non-gamified CL sessions were compared on the participants’ level of motivation instead to compare these effects on the participants’ intrinsic motivation. This empirical study was carried out during the first semester of 2017 in the course of Introduction to Computer Science at the university of São Paulo with undergraduate computer engineering students. In this context, a CSCL script inspired by the cognitive apprentice theory was used to structure and orchestrate the collaboration among the students a CL activity related to the the topic of loop structures. </text:p>
        </text:list-item>
        <text:list-item>
          <text:p text:style-name="P10">The conduction of a full-scale empirical study to evaluate the efficiency of <text:span text:style-name="T1">the</text:span> <text:span text:style-name="T1">ontological engineering approach to gamify CL scenarios </text:span>for dealing with the motivation problem caused by the scripted collaboration. Such efficiency was measured by comparing the effects on the participants intrinsic motivation, level of motivation, and learning outcomes caused by ontology-based CL sessions against the effects caused by CL sessions that have been gamified without using the support given by the ontology OntoGaCLeS. This empirical study was carried out in the course of Introduction to Computer Science at the university of São Paulo during the first semester of 2017. The undergraduate computer engineering students signed up in this course participated in a CL activity related to the topic of recursion in which the collaboration among the students was orchestrated and structured by a CSCL script inspired by the cognitive apprentice theory.</text:p>
        </text:list-item>
      </text:list>
      <text:p text:style-name="Text_20_body.noindent"><office:annotation><dc:date>2018-06-04T20:03:47</dc:date><text:p>&lt;!--l. 203--&gt;</text:p></office:annotation><draw:frame draw:style-name="fr1" draw:name="graphics57" text:anchor-type="as-char" svg:width="0.7862in" svg:height="0.3929in" draw:z-index="56"><draw:image xlink:href="../thesis55x.png" xlink:type="simple" xlink:show="embed" xlink:actuate="onLoad"/></draw:frame> <draw:frame draw:style-name="fr1" draw:name="graphics58" text:anchor-type="as-char" svg:width="0.7862in" svg:height="0.3929in" draw:z-index="57"><draw:image xlink:href="../thesis56x.png" xlink:type="simple" xlink:show="embed" xlink:actuate="onLoad"/></draw:frame> </text:p>
      <text:h text:style-name="Heading_20_3" text:outline-level="3">1.4 <text:bookmark text:name="x1-60001.4"/>Thesis Statement and Claimed Contributions</text:h>
      <text:p text:style-name="Text_20_body.noindent"><office:annotation><dc:date>2018-06-04T20:03:47</dc:date><text:p>&lt;!--l. 206--&gt;</text:p></office:annotation>The thesis statement of this PhD thesis dissertation is that: </text:p>
      <text:p text:style-name="Text_20_body.indent"><office:annotation><dc:date>2018-06-04T20:03:47</dc:date><text:p>&lt;!--l. 208--&gt;</text:p></office:annotation>“<text:span text:style-name="T1">For CL activities where the CSCL scripts are used as a method to orchestrate and structure</text:span> <text:span text:style-name="T1">the collaboration among the participants, the gamification of CL scenarios using the support given by</text:span> <text:span text:style-name="T1">the ontology OntoGaCLeS constitutes an effective and efficient solution to deal with the motivation</text:span> <text:span text:style-name="T1">problem caused by the scripted collaboration because this ontology encodes the necessary</text:span> <text:span text:style-name="T1">theoretical knowledge related to theories and best practices of gamification to perform this</text:span> <text:span text:style-name="T1">task</text:span>.” </text:p>
      <text:p text:style-name="Text_20_body.indent"><office:annotation><dc:date>2018-06-04T20:03:47</dc:date><text:p>&lt;!--l. 210--&gt;</text:p></office:annotation>The claimed contributions are: </text:p>
      <text:p text:style-name="List_20_Heading.enumerate-enumitem"><office:annotation><dc:date>2018-06-04T20:03:47</dc:date><text:p>&lt;!--l. 213--&gt;</text:p></office:annotation>1. </text:p>
      <text:p text:style-name="List_20_Contents">The identification of most relevant concepts from the theories and practices related to gamification that should be taking into account to deal with the motivation problem caused by the scripted collaboration (RO1). </text:p>
      <text:p text:style-name="List_20_Heading.enumerate-enumitem">2. </text:p>
      <text:p text:style-name="P9">Ontological structures that represent the concepts identified as relevant in the theories and practices related to gamification for dealing with the motivation problem caused by the scripted collaboration (RO2).<office:annotation><dc:date>2018-06-04T20:03:47</dc:date><text:p>&lt;!--l. 220--&gt;</text:p></office:annotation> </text:p>
      <text:p text:style-name="P12">a) </text:p>
      <text:p text:style-name="P11">A set of ontological structures to represent gamified CL scenarios and ontological models to personalize the gamification of CL scenarios based on player types models and need-based theories of motivation. </text:p>
      <text:p text:style-name="P12">b) </text:p>
      <text:p text:style-name="P11">A set of ontological structures to apply persuasive game design models in gamified CL scenarios and ontological models to apply persuasive game strategies as a method for dealing with the motivation problem caused by the scripted collaboration. </text:p>
      <text:p text:style-name="P12">c) </text:p>
      <text:p text:style-name="P11">A unify modeling of learners’ growth process and flow theory as a computer-based model to apply the principle of good balance between the perceived challenges and skills for gamified CL scenarios.</text:p>
      <text:p text:style-name="List_20_Heading.enumerate-enumitem">3. </text:p>
      <text:p text:style-name="List_20_Contents">A conceptual flow to gamify CL scenarios using the knowledge described in the ontology <draw:frame draw:style-name="fr1" draw:name="graphics59" text:anchor-type="as-char" svg:width="0.7862in" svg:height="0.3929in" draw:z-index="58"><draw:image xlink:href="../thesis57x.png" xlink:type="simple" xlink:show="embed" xlink:actuate="onLoad"/></draw:frame> <draw:frame draw:style-name="fr1" draw:name="graphics60" text:anchor-type="as-char" svg:width="0.7862in" svg:height="0.3929in" draw:z-index="59"><draw:image xlink:href="../thesis58x.png" xlink:type="simple" xlink:show="embed" xlink:actuate="onLoad"/></draw:frame> OntoGaCLeS, and a reference architecture based on this flow to build computer-based mechanisms that provide support in intelligent-theory aware systems for dealing with the motivation problem caused by the scripted collaboration (RO3). </text:p>
      <text:p text:style-name="List_20_Heading.enumerate-enumitem">4. </text:p>
      <text:p text:style-name="P9">An empirical evaluation of <text:span text:style-name="T1">the ontological engineering approach to gamify CL scenarios </text:span>in which, to validate the effectiveness and efficiency of this approach for dealing with the motivation problem caused by the scripted collaboration, the effects of ontology-based gamified CL sessions on students’ intrinsic motivation, level of motivation and learning outcomes are compared against the effects caused by the non-gamified CL sessions and CL sessions that have been gamified without using the support given by the ontology OntoGaCLeS (RO4).</text:p>
      <text:h text:style-name="Heading_20_3" text:outline-level="3"><office:annotation><dc:date>2018-06-04T20:03:47</dc:date><text:p>&lt;!--l. 237--&gt;</text:p></office:annotation>1.5 <text:bookmark text:name="x1-70001.5"/>Structure of the Dissertation</text:h>
      <text:p text:style-name="Text_20_body.noindent"><office:annotation><dc:date>2018-06-04T20:03:47</dc:date><text:p>&lt;!--l. 240--&gt;</text:p></office:annotation>This PhD thesis dissertation is structured in eight chapters: </text:p>
      <text:p text:style-name="List_20_Heading"><text:span text:style-name="T3">Chapter 1:</text:span> </text:p>
      <text:p text:style-name="List_20_Contents"><text:span text:style-name="T1">Introduction</text:span> </text:p>
      <text:p text:style-name="List_20_Heading"><text:span text:style-name="T3">Chapter 2:</text:span> </text:p>
      <text:p text:style-name="List_20_Contents"><text:span text:style-name="T1">General Background and Fundamental Concepts </text:span>contains the background related to the context and research problem addressed in this dissertation. An overview related to the fields of CSCL and scripted collaboration, gamification and ontology engineering are presented in the chapter. The motivation problem caused by the scripted collaboration, and the current approaches to deal with this problem are also detailed in the chapter. The concepts that were identified as relevant in the theories and practices of gamification and their difficulties to apply it in CL scenarios for dealing with the motivation problem caused by the scripted collaboration are presented in the chapter. </text:p>
      <text:p text:style-name="List_20_Heading"><text:span text:style-name="T3">Chapter 3:</text:span> </text:p>
      <text:p text:style-name="List_20_Contents"><text:span text:style-name="T1">Ontological Structure to Personalize the Gamification in CL Scenarios </text:span>describes the ontological structures, that have been proposed by the author of this thesis, and that have been formalized in the ontology OntoGaCLeS, to represent gamified CL scenarios and ontological models to personalize the gamification in CL scenarios based on player types models and need-based theories of motivation. The chapter also shows <draw:frame draw:style-name="fr1" draw:name="graphics61" text:anchor-type="as-char" svg:width="0.7862in" svg:height="0.3929in" draw:z-index="60"><draw:image xlink:href="../thesis59x.png" xlink:type="simple" xlink:show="embed" xlink:actuate="onLoad"/></draw:frame> <draw:frame draw:style-name="fr1" draw:name="graphics62" text:anchor-type="as-char" svg:width="0.7862in" svg:height="0.3929in" draw:z-index="61"><draw:image xlink:href="../thesis60x.png" xlink:type="simple" xlink:show="embed" xlink:actuate="onLoad"/></draw:frame> the procedure followed to build an ontological model ontological model to personalize the gamification of CL scenarios based on the Dodecad player type model and the SDT theory. </text:p>
      <text:p text:style-name="List_20_Heading"><text:span text:style-name="T3">Chapter 4:</text:span> </text:p>
      <text:p text:style-name="List_20_Contents"><text:span text:style-name="T1">Ontological Structures of Persuasive Game Design in CL Scenarios </text:span>describes the ontological structures proposed by the author of this thesis to apply persuasive game design models in gamified CL scenarios and to represent ontological models to apply persuasive game strategies as a method for dealing with the motivation problem caused by the scripted collaboration. The chapter also describes the procedure to formalize an ontological model in which gamification is applied as persuasive technology for gamified Cognitive Apprenticeship scenarios employing the persuasive game design strategies defined in the Model-driven persuasive game proposed by Orji (2014). </text:p>
      <text:p text:style-name="List_20_Heading"><text:span text:style-name="T3">Chapter 5:</text:span> </text:p>
      <text:p text:style-name="List_20_Contents"><text:span text:style-name="T1">A Unify Modeling of Learners’ Growth Process and Flow Theory </text:span>presents the computer-based model proposed by the author of this thesis to unify the modeling of the learners’ growth process and the flow theory based on the principle of good balance between the perceived challenges and skills. This model has been used in the gamification of CL scenarios through an algorithm in which this principle is used to define the level of rewards. This algorithm as a proof of concept for the computer-based model to unify the modeling of learners’ growth process and flow theory is also presented in the chapter. </text:p>
      <text:p text:style-name="List_20_Heading"><text:span text:style-name="T3">Chapter 6:</text:span> </text:p>
      <text:p text:style-name="List_20_Contents"><text:span text:style-name="T1">Computer-based Mechanisms and Procedures to Gamify CL Scenarios </text:span>describes the flow proposed by the author of this thesis to use the knowledge described in the ontology OntoGaCLeS to gamify CL scenarios. The reference architecture based on this flow by which computer-based mechanisms could be built in intelligent-theory aware systems to provide support in the gamification of CL scenarios for dealing with the motivation problem caused by the scripted collaboration is presented in the chapter. The chapter also describes the computer-based mechanisms that has been developed by the author of this thesis using the reference architecture to conduct the evaluation of the ontological engineering approach to gamify CL scenarios. </text:p>
      <text:p text:style-name="List_20_Heading"><text:span text:style-name="T3">Chapter 7:</text:span> </text:p>
      <text:p text:style-name="List_20_Contents"><text:span text:style-name="T1">Evaluation of the Ontological Engineering Approach to Gamify CL Scenarios</text:span> presents the empirical studies that have been carried out in real situations to validate the effectiveness and efficiency of this approach to deal with the motivation problem caused by the scripted collaboration. </text:p>
      <text:p text:style-name="List_20_Heading"><text:span text:style-name="T3">Chapter 8:</text:span> </text:p>
      <text:p text:style-name="P9"><text:span text:style-name="T1">Conclusions and Future Work </text:span>summarizes the contributions of this PhD thesis <draw:frame draw:style-name="fr1" draw:name="graphics63" text:anchor-type="as-char" svg:width="0.7862in" svg:height="0.3929in" draw:z-index="62"><draw:image xlink:href="../thesis61x.png" xlink:type="simple" xlink:show="embed" xlink:actuate="onLoad"/></draw:frame> <draw:frame draw:style-name="fr1" draw:name="graphics64" text:anchor-type="as-char" svg:width="0.7862in" svg:height="0.3929in" draw:z-index="63"><draw:image xlink:href="../thesis62x.png" xlink:type="simple" xlink:show="embed" xlink:actuate="onLoad"/></draw:frame> dissertation, and discusses possible future research directions. </text:p>
      <text:p text:style-name="Text_20_body"><draw:frame draw:style-name="fr1" draw:name="graphics65" text:anchor-type="as-char" svg:width="0.7862in" svg:height="0.3929in" draw:z-index="64"><draw:image xlink:href="../thesis63x.png" xlink:type="simple" xlink:show="embed" xlink:actuate="onLoad"/></draw:frame> <draw:frame draw:style-name="fr1" draw:name="graphics66" text:anchor-type="as-char" svg:width="0.7862in" svg:height="0.3929in" draw:z-index="65"><draw:image xlink:href="../thesis64x.png" xlink:type="simple" xlink:show="embed" xlink:actuate="onLoad"/></draw:frame><office:annotation><dc:date>2018-06-04T20:03:47</dc:date><text:p>&lt;!--l. 3--&gt;</text:p></office:annotation> </text:p>
      <text:p text:style-name="Text_20_body.noindent"><office:annotation><dc:date>2018-06-04T20:03:47</dc:date><text:p>&lt;!--l. 3--&gt;</text:p></office:annotation>_____________________________________________________________________</text:p>
      <text:p text:style-name="Text_20_body.noindent"><office:annotation><dc:date>2018-06-04T20:03:47</dc:date><text:p>&lt;!--l. 3--&gt;</text:p></office:annotation>_____________________________________________________________________ </text:p>
      <text:h text:style-name="Heading_20_2" text:outline-level="2"><text:bookmark text:name="x1-80001.5"/>Bibliography</text:h>
      <text:p text:style-name="Text_20_body.bibitem"><text:bookmark text:name="likesection.3"/><text:bookmark text:name="Q1-1-10"/><office:annotation><dc:date>2018-06-04T20:03:47</dc:date><text:p>&lt;!--l. 3--&gt;</text:p></office:annotation>   <text:bookmark text:name="cite.AlharbiAthaudaChiong2014"/> <text:bookmark text:name="XAlharbiAthaudaChiong2014"/>ALHARBI, N. M.; ATHAUDA, R. I.; CHIONG, R. A survey of CSCL script tools that support designing collaborative scenarios. In: <text:span text:style-name="T3">2014 International Conference on Web and</text:span> <text:span text:style-name="T3">Open Access to Learning (ICWOAL)</text:span>. [S.l.: s.n.], 2014. p. 1–8. Citation on page <text:a xlink:type="simple" xlink:href="#page.11" text:style-name="Internet_20_link" text:visited-style-name="Visited_20_Internet_20_Link">11</text:a>. </text:p>
      <text:p text:style-name="Text_20_body.bibitem">   <text:bookmark text:name="cite.AndradeMizoguchiIsotani2016"/> <text:bookmark text:name="XAndradeMizoguchiIsotani2016"/>ANDRADE, F. R. H.; MIZOGUCHI, R.; ISOTANI, S. The Bright and Dark Sides of Gamification. In: MICARELLI, A.; STAMPER, J.; PANOURGIA, K. (Ed.). <text:span text:style-name="T3">Intelligent</text:span> <text:span text:style-name="T3">Tutoring Systems</text:span>. Cham: Springer International Publishing, 2016. v. 9684, p. 176–186. ISBN 978-3-319-39582-1 978-3-319-39583-8. Citation on page <text:a xlink:type="simple" xlink:href="#page.13" text:style-name="Internet_20_link" text:visited-style-name="Visited_20_Internet_20_Link">13</text:a>. </text:p>
      <text:p text:style-name="Text_20_body.bibitem">   <text:bookmark text:name="cite.AsikriLaassiriKritChaib2016"/> <text:bookmark text:name="XAsikriLaassiriKritChaib2016"/>ASIKRI, M. E.; LAASSIRI, J.; KRIT, S. d; CHAIB, H. Contribution to ontologies building using the semantic web and web mining. In: <text:span text:style-name="T3">2016 International Conference on</text:span> <text:span text:style-name="T3">Engineering MIS (ICEMIS)</text:span>. [S.l.: s.n.], 2016. p. 1–5. Citation on page <text:a xlink:type="simple" xlink:href="#page.14" text:style-name="Internet_20_link" text:visited-style-name="Visited_20_Internet_20_Link">14</text:a>. </text:p>
      <text:p text:style-name="Text_20_body.bibitem">   <text:bookmark text:name="cite.ChallcoMoreiraMizoguchiIsotani2014"/> <text:bookmark text:name="XChallcoMoreiraMizoguchiIsotani2014"/>CHALLCO, G. C.; MOREIRA, D. A.; MIZOGUCHI, R.; ISOTANI, S. An Ontology Engineering Approach to Gamify Collaborative Learning Scenarios. In: BALOIAN, N.; BURSTEIN, F.; OGATA, H.; SANTORO, F.; ZURITA, G. (Ed.). <text:span text:style-name="T3">20th International</text:span> <text:span text:style-name="T3">Conference on Collaboration and Technology</text:span>. [S.l.]: Springer, 2014, (Lecture Notes in Computer Science, 8658). p. 185–198. ISBN 978-3-319-10165-1 978-3-319-10166-8. Citations on pages <text:a xlink:type="simple" xlink:href="#page.11" text:style-name="Internet_20_link" text:visited-style-name="Visited_20_Internet_20_Link">11</text:a> and <text:a xlink:type="simple" xlink:href="#page.12" text:style-name="Internet_20_link" text:visited-style-name="Visited_20_Internet_20_Link">12</text:a>. </text:p>
      <text:p text:style-name="Text_20_body.bibitem">   <text:bookmark text:name="cite.ChanAhern1999"/> <text:bookmark text:name="XChanAhern1999"/>CHAN, T. S.; AHERN, T. C. Targeting motivation-adapting flow theory to instructional design. <text:span text:style-name="T3">Journal of Educational computing research</text:span>, v. 21, n. 2, p. 151–164, 1999. Citation on page <text:a xlink:type="simple" xlink:href="#page.12" text:style-name="Internet_20_link" text:visited-style-name="Visited_20_Internet_20_Link">12</text:a>. <draw:frame draw:style-name="fr1" draw:name="graphics67" text:anchor-type="as-char" svg:width="0.7862in" svg:height="0.3929in" draw:z-index="66"><draw:image xlink:href="../thesis65x.png" xlink:type="simple" xlink:show="embed" xlink:actuate="onLoad"/></draw:frame> <draw:frame draw:style-name="fr1" draw:name="graphics68" text:anchor-type="as-char" svg:width="0.7862in" svg:height="0.3929in" draw:z-index="67"><draw:image xlink:href="../thesis66x.png" xlink:type="simple" xlink:show="embed" xlink:actuate="onLoad"/></draw:frame> </text:p>
      <text:p text:style-name="Text_20_body.bibitem">   <text:bookmark text:name="cite.Crook2000"/> <text:bookmark text:name="XCrook2000"/>CROOK, C. Motivation and the ecology of collaborative learning. <text:span text:style-name="T3">Rethinking</text:span> <text:span text:style-name="T3">collaborative learning</text:span>, p. 161–178, 2000. Citation on page <text:a xlink:type="simple" xlink:href="#page.12" text:style-name="Internet_20_link" text:visited-style-name="Visited_20_Internet_20_Link">12</text:a>. </text:p>
      <text:p text:style-name="Text_20_body.bibitem">   <text:bookmark text:name="cite.DavisSingh2015"/> <text:bookmark text:name="XDavisSingh2015"/>DAVIS, K.; SINGH, S. Digital badges in afterschool learning: Documenting the perspectives and experiences of students and educators. <text:span text:style-name="T3">Computers Education</text:span>, v. 88, p. 72 – 83, 2015. ISSN 0360-1315. Citation on page <text:a xlink:type="simple" xlink:href="#page.13" text:style-name="Internet_20_link" text:visited-style-name="Visited_20_Internet_20_Link">13</text:a>. </text:p>
      <text:p text:style-name="Text_20_body.bibitem">   <text:bookmark text:name="cite.deSousaBorgesDurelliReisIsotani2014"/> <text:bookmark text:name="XdeSousaBorgesDurelliReisIsotani2014"/>de Sousa Borges, S.; DURELLI, V. H. S.; REIS, H. M.; ISOTANI, S. A Systematic Mapping on Gamification Applied to Education. In: <text:span text:style-name="T3">Proceedings of the 29th Annual ACM</text:span> <text:span text:style-name="T3">Symposium on Applied Computing</text:span>. [S.l.]: ACM, 2014. (SAC ’14), p. 216–222. ISBN 978-1-4503-2469-4. Citation on page <text:a xlink:type="simple" xlink:href="#page.12" text:style-name="Internet_20_link" text:visited-style-name="Visited_20_Internet_20_Link">12</text:a>. </text:p>
      <text:p text:style-name="Text_20_body.bibitem">   <text:bookmark text:name="cite.DeciRyan2010"/> <text:bookmark text:name="XDeciRyan2010"/>DECI, E. L.; RYAN, R. M. Self-Determination. In: <text:span text:style-name="T3">The Corsini Encyclopedia of</text:span> <text:span text:style-name="T3">Psychology</text:span>. [S.l.]: John Wiley &amp; Sons, Inc., 2010. ISBN 978-0-470-47921-6. Citation on page <text:a xlink:type="simple" xlink:href="#page.23" text:style-name="Internet_20_link" text:visited-style-name="Visited_20_Internet_20_Link">23</text:a>. </text:p>
      <text:p text:style-name="Text_20_body.bibitem">   <text:bookmark text:name="cite.DermevalVilelaBittencourtCastroIsotaniBritoSilva2016"/> <text:bookmark text:name="XDermevalVilelaBittencourtCastroIsotaniBritoSilva2016"/>DERMEVAL, D.; VILELA, J.; BITTENCOURT, I. I.; CASTRO, J.; ISOTANI, S.; BRITO, P.; SILVA, A. Applications of ontologies in requirements engineering: A systematic review of the literature. <text:span text:style-name="T3">Requirements Engineering</text:span>, v. 21, n. 4, p. 405–437, Nov. 2016. ISSN 1432-010X. Citation on page <text:a xlink:type="simple" xlink:href="#page.14" text:style-name="Internet_20_link" text:visited-style-name="Visited_20_Internet_20_Link">14</text:a>. </text:p>
      <text:p text:style-name="Text_20_body.bibitem">   <text:bookmark text:name="cite.DeterdingBjorkNackeDixonLawley2013"/> <text:bookmark text:name="XDeterdingBjorkNackeDixonLawley2013"/>DETERDING, S.; BJÖRK, S. L.; NACKE, L. E.; DIXON, D.; LAWLEY, E. Designing Gamification: Creating Gameful and Playful Experiences. In: <text:span text:style-name="T3">CHI ’13 Extended Abstracts</text:span> <text:span text:style-name="T3">on Human Factors in Computing Systems</text:span>. Paris, France: ACM, 2013. (CHI EA ’13), p. 3263–3266. ISBN 978-1-4503-1952-2. Citation on page <text:a xlink:type="simple" xlink:href="#page.13" text:style-name="Internet_20_link" text:visited-style-name="Visited_20_Internet_20_Link">13</text:a>. </text:p>
      <text:p text:style-name="Text_20_body.bibitem">   <text:bookmark text:name="cite.DeterdingDixonKhaledNacke2011"/> <text:bookmark text:name="XDeterdingDixonKhaledNacke2011"/>DETERDING, S.; DIXON, D.; KHALED, R.; NACKE, L. From game design elements to gamefulness: Defining gamification. In: <text:span text:style-name="T3">Proceedings of the 15th International Academic</text:span> <text:span text:style-name="T3">MindTrek Conference: Envisioning Future Media Environments</text:span>. [S.l.]: ACM, 2011. p. 9–15. Citation on page <text:a xlink:type="simple" xlink:href="#page.12" text:style-name="Internet_20_link" text:visited-style-name="Visited_20_Internet_20_Link">12</text:a>. </text:p>
      <text:p text:style-name="Text_20_body.bibitem">   <text:bookmark text:name="cite.Devedzic2006"/> <text:bookmark text:name="XDevedzic2006"/>DEVEDŽIC, V. <text:span text:style-name="T3">Semantic Web and Education</text:span>. [S.l.]: Springer, 2006. ISBN 978-0-387-35417-0. Citation on page <text:a xlink:type="simple" xlink:href="#page.14" text:style-name="Internet_20_link" text:visited-style-name="Visited_20_Internet_20_Link">14</text:a>. <draw:frame draw:style-name="fr1" draw:name="graphics69" text:anchor-type="as-char" svg:width="0.7862in" svg:height="0.3929in" draw:z-index="68"><draw:image xlink:href="../thesis67x.png" xlink:type="simple" xlink:show="embed" xlink:actuate="onLoad"/></draw:frame> <draw:frame draw:style-name="fr1" draw:name="graphics70" text:anchor-type="as-char" svg:width="0.7862in" svg:height="0.3929in" draw:z-index="69"><draw:image xlink:href="../thesis68x.png" xlink:type="simple" xlink:show="embed" xlink:actuate="onLoad"/></draw:frame> </text:p>
      <text:p text:style-name="Text_20_body.bibitem">   <text:bookmark text:name="cite.DichevaDichevAgreAngelova2015"/> <text:bookmark text:name="XDichevaDichevAgreAngelova2015"/>DICHEVA, D.; DICHEV, C.; AGRE, G.; ANGELOVA, G. Gamification in Education: A Systematic Mapping Study. <text:span text:style-name="T3">Journal of Educational Technology Society</text:span>, v. 18, n. 3, p. 75–88, 2015. ISSN 11763647, 14364522. Citation on page <text:a xlink:type="simple" xlink:href="#page.13" text:style-name="Internet_20_link" text:visited-style-name="Visited_20_Internet_20_Link">13</text:a>. </text:p>
      <text:p text:style-name="Text_20_body.bibitem">   <text:bookmark text:name="cite.Dillenbourg2013"/> <text:bookmark text:name="XDillenbourg2013"/>DILLENBOURG, P. Design for classroom orchestration. <text:span text:style-name="T3">Computers Education</text:span>, v. 69, p. 485 – 492, 2013. ISSN 0360-1315. Citation on page <text:a xlink:type="simple" xlink:href="#page.11" text:style-name="Internet_20_link" text:visited-style-name="Visited_20_Internet_20_Link">11</text:a>. </text:p>
      <text:p text:style-name="Text_20_body.bibitem">   <text:bookmark text:name="cite.FaloutElwoodHood2009"/> <text:bookmark text:name="XFaloutElwoodHood2009"/>FALOUT, J.; ELWOOD, J.; HOOD, M. Demotivation: Affective states and learning outcomes. <text:span text:style-name="T3">System</text:span>, v. 37, n. 3, p. 403–417, 2009. ISSN 0346-251X. Citation on page <text:a xlink:type="simple" xlink:href="#page.12" text:style-name="Internet_20_link" text:visited-style-name="Visited_20_Internet_20_Link">12</text:a>. </text:p>
      <text:p text:style-name="Text_20_body.bibitem">   <text:bookmark text:name="cite.FeidakisCaballeDaradoumisJimenezConesa2014"/> <text:bookmark text:name="XFeidakisCaballeDaradoumisJimenezConesa2014"/>FEIDAKIS, M.; CABALLÉ, S.; DARADOUMIS, T.; JIMÉNEZ, D. G.; CONESA, J. Providing emotion awareness and affective feedback to virtualised collaborative learning scenarios. <text:span text:style-name="T3">International Journal of Continuing Engineering Education and Life Long</text:span> <text:span text:style-name="T3">Learning</text:span>, v. 24, n. 2, p. 141–167, 2014. Citation on page <text:a xlink:type="simple" xlink:href="#page.12" text:style-name="Internet_20_link" text:visited-style-name="Visited_20_Internet_20_Link">12</text:a>. </text:p>
      <text:p text:style-name="Text_20_body.bibitem">   <text:bookmark text:name="cite.FeidakisDaradoumisCaballeConesa2014"/> <text:bookmark text:name="XFeidakisDaradoumisCaballeConesa2014"/>FEIDAKIS, M.; DARADOUMIS, T.; CABALLÉ, S.; CONESA, J. Embedding emotion awareness into e-learning environments. <text:span text:style-name="T3">International Journal of Emerging Technologies in</text:span> <text:span text:style-name="T3">Learning (iJET)</text:span>, v. 9, n. 7, p. 39–46, Apr. 2014. ISSN 1863-0383. Citation on page <text:a xlink:type="simple" xlink:href="#page.12" text:style-name="Internet_20_link" text:visited-style-name="Visited_20_Internet_20_Link">12</text:a>. </text:p>
      <text:p text:style-name="Text_20_body.bibitem">   <text:bookmark text:name="cite.FischerKollarStegmannWeckerZottmann2013"/> <text:bookmark text:name="XFischerKollarStegmannWeckerZottmann2013"/>FISCHER, F.; KOLLAR, I.; STEGMANN, K.; WECKER, C.; ZOTTMANN, J. Collaboration scripts in computer-supported collaborative learning. <text:span text:style-name="T3">The international</text:span> <text:span text:style-name="T3">handbook of collaborative learning</text:span>, p. 403–419, 2013. Citation on page <text:a xlink:type="simple" xlink:href="#page.11" text:style-name="Internet_20_link" text:visited-style-name="Visited_20_Internet_20_Link">11</text:a>. </text:p>
      <text:p text:style-name="Text_20_body.bibitem">   <text:bookmark text:name="cite.GlassVesseyRamesh2002"/> <text:bookmark text:name="XGlassVesseyRamesh2002"/>GLASS, R.; VESSEY, I.; RAMESH, V. Research in software engineering: An analysis of the literature. <text:span text:style-name="T3">Information and Software Technology</text:span>, v. 44, n. 8, p. 491–506, 2002. ISSN 0950-5849. Citation on page <text:a xlink:type="simple" xlink:href="#page.21" text:style-name="Internet_20_link" text:visited-style-name="Visited_20_Internet_20_Link">21</text:a>. </text:p>
      <text:p text:style-name="Text_20_body.bibitem">   <text:bookmark text:name="cite.Glass1995"/> <text:bookmark text:name="XGlass1995"/>GLASS, R. L. A structure-based critique of contemporary computing research. <text:span text:style-name="T3">Journal</text:span> <text:span text:style-name="T3">of Systems and Software</text:span>, v. 28, n. 1, p. 3–7, Jan. 1995. ISSN 0164-1212. Citation on page <text:a xlink:type="simple" xlink:href="#page.21" text:style-name="Internet_20_link" text:visited-style-name="Visited_20_Internet_20_Link">21</text:a>. </text:p>
      <text:p text:style-name="Text_20_body"><draw:frame draw:style-name="fr1" draw:name="graphics71" text:anchor-type="as-char" svg:width="0.7862in" svg:height="0.3929in" draw:z-index="70"><draw:image xlink:href="../thesis69x.png" xlink:type="simple" xlink:show="embed" xlink:actuate="onLoad"/></draw:frame> <draw:frame draw:style-name="fr1" draw:name="graphics72" text:anchor-type="as-char" svg:width="0.7862in" svg:height="0.3929in" draw:z-index="71"><draw:image xlink:href="../thesis70x.png" xlink:type="simple" xlink:show="embed" xlink:actuate="onLoad"/></draw:frame> </text:p>
      <text:p text:style-name="Text_20_body.bibitem">   <text:bookmark text:name="cite.GuarinoOberleStaab2009"/> <text:bookmark text:name="XGuarinoOberleStaab2009"/>GUARINO, N.; OBERLE, D.; STAAB, S. What Is an Ontology? In: STAAB, S.; STUDER, R. (Ed.). <text:span text:style-name="T3">Handbook on Ontologies</text:span>. [S.l.]: Springer, 2009, (International Handbooks on Information Systems). p. 1–17. ISBN 978-3-540-70999-2. Citation on page <text:a xlink:type="simple" xlink:href="#page.14" text:style-name="Internet_20_link" text:visited-style-name="Visited_20_Internet_20_Link">14</text:a>. </text:p>
      <text:p text:style-name="Text_20_body.bibitem">   <text:bookmark text:name="cite.HamariKoivistoSarsa2014"/> <text:bookmark text:name="XHamariKoivistoSarsa2014"/>HAMARI, J.; KOIVISTO, J.; SARSA, H. Does Gamification Work?–A Literature Review of Empirical Studies on Gamification. In: <text:span text:style-name="T3">47th International Conference on System</text:span> <text:span text:style-name="T3">Sciences</text:span>. Hawaii, USA: IEEE Computer Society, 2014. (HICSS ’14), p. 3025–3034. ISBN 978-1-4799-2504-9. Citation on page <text:a xlink:type="simple" xlink:href="#page.13" text:style-name="Internet_20_link" text:visited-style-name="Visited_20_Internet_20_Link">13</text:a>. </text:p>
      <text:p text:style-name="Text_20_body.bibitem">   <text:bookmark text:name="cite.HeeterLeeMedlerMagerko2011"/> <text:bookmark text:name="XHeeterLeeMedlerMagerko2011"/>HEETER, C.; LEE, Y.-H.; MEDLER, B.; MAGERKO, B. Beyond Player Types: Gaming Achievement Goal. In: <text:span text:style-name="T3">Proceedings of the 2011 ACM SIGGRAPH Symposium on Video</text:span> <text:span text:style-name="T3">Games</text:span>. Vancouver, British Columbia, Canada: ACM, 2011. (Sandbox ’11), p. 43–48. ISBN 978-1-4503-0775-8. Citation on page <text:a xlink:type="simple" xlink:href="#page.13" text:style-name="Internet_20_link" text:visited-style-name="Visited_20_Internet_20_Link">13</text:a>. </text:p>
      <text:p text:style-name="Text_20_body.bibitem">   <text:bookmark text:name="cite.Hewitt2005"/> <text:bookmark text:name="XHewitt2005"/>HEWITT, J. Toward an Understanding of How Threads Die in Asynchronous Computer Conferences. <text:span text:style-name="T3">Journal of the Learning Sciences</text:span>, v. 14, n. 4, p. 567–589, 2005. Citation on page <text:a xlink:type="simple" xlink:href="#page.11" text:style-name="Internet_20_link" text:visited-style-name="Visited_20_Internet_20_Link">11</text:a>. </text:p>
      <text:p text:style-name="Text_20_body.bibitem">   <text:bookmark text:name="cite.Isotani2009"/> <text:bookmark text:name="XIsotani2009"/>ISOTANI, S. <text:span text:style-name="T3">An Ontological Engineering Approach to Computer-Supported</text:span> <text:span text:style-name="T3">Collaborative Learning</text:span>. Phd Thesis (PhD Thesis) — Osaka University, Japan, 2009. Citation on page <text:a xlink:type="simple" xlink:href="#page.11" text:style-name="Internet_20_link" text:visited-style-name="Visited_20_Internet_20_Link">11</text:a>. </text:p>
      <text:p text:style-name="Text_20_body.bibitem">   <text:bookmark text:name="cite.IsotaniInabaIkedaMizoguchi2009"/> <text:bookmark text:name="XIsotaniInabaIkedaMizoguchi2009"/>ISOTANI, S.; INABA, A.; IKEDA, M.; MIZOGUCHI, R. An Ontology Engineering Approach to the Realization of Theory-Driven Group Formation. <text:span text:style-name="T3">International Journal</text:span> <text:span text:style-name="T3">of Computer-Supported Collaborative Learning</text:span>, v. 4, n. 4, p. 445–478, 2009. ISSN 1556-1615 1556-1607. Citation on page <text:a xlink:type="simple" xlink:href="#page.11" text:style-name="Internet_20_link" text:visited-style-name="Visited_20_Internet_20_Link">11</text:a>. </text:p>
      <text:p text:style-name="Text_20_body.bibitem">   <text:bookmark text:name="cite.Kapp2012"/> <text:bookmark text:name="XKapp2012"/>KAPP, K. M. <text:span text:style-name="T3">The Gamification of Learning and Instruction: Game-Based Methods</text:span> <text:span text:style-name="T3">and Strategies for Training and Education</text:span>. San Francisco, CA: Pfeiffer, 2012. Citation on page <text:a xlink:type="simple" xlink:href="#page.12" text:style-name="Internet_20_link" text:visited-style-name="Visited_20_Internet_20_Link">12</text:a>. </text:p>
      <text:p text:style-name="Text_20_body.bibitem">   <text:bookmark text:name="cite.KarkarAlJa'amFoufou2016"/> <text:bookmark text:name="XKarkarAlJa'amFoufou2016"/>KARKAR, A.; JA’AM, J. M. A.; FOUFOU, S. A Survey on Educational Ontologies and Their Development Cycle. In: BOURAS, A.; EYNARD, B.; FOUFOU, S.; THOBEN, K.-D. (Ed.). <text:span text:style-name="T3">Product Lifecycle Management in the Era of Internet of Things: 12th IFIP WG 5.1</text:span> <draw:frame draw:style-name="fr1" draw:name="graphics73" text:anchor-type="as-char" svg:width="0.7862in" svg:height="0.3929in" draw:z-index="72"><draw:image xlink:href="../thesis71x.png" xlink:type="simple" xlink:show="embed" xlink:actuate="onLoad"/></draw:frame> <draw:frame draw:style-name="fr1" draw:name="graphics74" text:anchor-type="as-char" svg:width="0.7862in" svg:height="0.3929in" draw:z-index="73"><draw:image xlink:href="../thesis72x.png" xlink:type="simple" xlink:show="embed" xlink:actuate="onLoad"/></draw:frame> <text:span text:style-name="T3">International Conference, PLM 2015, Doha, Qatar, October 19-21, 2015, Revised Selected</text:span> <text:span text:style-name="T3">Papers</text:span>. Cham: Springer International Publishing, 2016. p. 649–658. ISBN 978-3-319-33111-9. Citation on page <text:a xlink:type="simple" xlink:href="#page.14" text:style-name="Internet_20_link" text:visited-style-name="Visited_20_Internet_20_Link">14</text:a>. </text:p>
      <text:p text:style-name="Text_20_body.bibitem">   <text:bookmark text:name="cite.Keller1987"/> <text:bookmark text:name="XKeller1987"/>KELLER, J. M. Development and use of the ARCS model of instructional design. <text:span text:style-name="T3">Journal of instructional development</text:span>, v. 10, n. 3, p. 2–10, 1987. Citation on page <text:a xlink:type="simple" xlink:href="#page.12" text:style-name="Internet_20_link" text:visited-style-name="Visited_20_Internet_20_Link">12</text:a>. </text:p>
      <text:p text:style-name="Text_20_body.bibitem">   <text:bookmark text:name="cite.KnutasIkonenMaggioriniRipamontiPorras2014"/> <text:bookmark text:name="XKnutasIkonenMaggioriniRipamontiPorras2014"/>KNUTAS, A.; IKONEN, J.; MAGGIORINI, D.; RIPAMONTI, L.; PORRAS, J. Creating Software Engineering Student Interaction Profiles for Discovering Gamification Approaches to Improve Collaboration. In: <text:span text:style-name="T3">Proceedings of the 15th International Conference on Computer</text:span> <text:span text:style-name="T3">Systems and Technologies</text:span>. New York, NY, USA: ACM, 2014. (CompSysTech ’14), p. 378–385. ISBN 978-1-4503-2753-4. Citation on page <text:a xlink:type="simple" xlink:href="#page.13" text:style-name="Internet_20_link" text:visited-style-name="Visited_20_Internet_20_Link">13</text:a>. </text:p>
      <text:p text:style-name="Text_20_body.bibitem">   <text:bookmark text:name="cite.KnutasIkonenNikulaPorras2014"/> <text:bookmark text:name="XKnutasIkonenNikulaPorras2014"/>KNUTAS, A.; IKONEN, J.; NIKULA, U.; PORRAS, J. Increasing Collaborative Communications in a Programming Course with Gamification: A Case Study. In: <text:span text:style-name="T3">Proceedings</text:span> <text:span text:style-name="T3">of the 15th International Conference on Computer Systems and Technologies</text:span>. New York, NY, USA: ACM, 2014. (CompSysTech ’14), p. 370–377. ISBN 978-1-4503-2753-4. Citations on pages <text:a xlink:type="simple" xlink:href="#page.12" text:style-name="Internet_20_link" text:visited-style-name="Visited_20_Internet_20_Link">12</text:a> and <text:a xlink:type="simple" xlink:href="#page.13" text:style-name="Internet_20_link" text:visited-style-name="Visited_20_Internet_20_Link">13</text:a>. </text:p>
      <text:p text:style-name="Text_20_body.bibitem">   <text:bookmark text:name="cite.KobbeWeinbergerDillenbourgHarrerHamalainenHakkinenFischer2007"/> <text:bookmark text:name="XKobbeWeinbergerDillenbourgHarrerHamalainenHakkinenFischer2007"/>KOBBE, L.; WEINBERGER, A.; DILLENBOURG, P.; HARRER, A.; HÄMÄLÄINEN, R.; HÄKKINEN, P.; FISCHER, F. Specifying computer-supported collaboration scripts. <text:span text:style-name="T3">International Journal of Computer-Supported Collaborative Learning</text:span>, v. 2, n. 2-3, p. 211–224, 2007. ISSN 1556-1607. Citation on page <text:a xlink:type="simple" xlink:href="#page.11" text:style-name="Internet_20_link" text:visited-style-name="Visited_20_Internet_20_Link">11</text:a>. </text:p>
      <text:p text:style-name="Text_20_body.bibitem">   <text:bookmark text:name="cite.LehtinenHakkarainenLipponenRahikainenMuukkonen1999"/> <text:bookmark text:name="XLehtinenHakkarainenLipponenRahikainenMuukkonen1999"/>LEHTINEN, E.; HAKKARAINEN, K.; LIPPONEN, L.; RAHIKAINEN, M.; MUUKKONEN, H. Computer supported collaborative learning: A review. <text:span text:style-name="T3">The JHGI Giesbers</text:span> <text:span text:style-name="T3">reports on education</text:span>, v. 10, 1999. Citation on page <text:a xlink:type="simple" xlink:href="#page.11" text:style-name="Internet_20_link" text:visited-style-name="Visited_20_Internet_20_Link">11</text:a>. </text:p>
      <text:p text:style-name="Text_20_body.bibitem">   <text:bookmark text:name="cite.Marczewski2015b"/> <text:bookmark text:name="XMarczewski2015b"/>MARCZEWSKI, A. <text:span text:style-name="T3">Gamification User Types Dodecad – The HEXAD Expansion</text:span> <text:span text:style-name="T3">Pack! </text:span>2015. Citation on page <text:a xlink:type="simple" xlink:href="#page.23" text:style-name="Internet_20_link" text:visited-style-name="Visited_20_Internet_20_Link">23</text:a>. </text:p>
      <text:p text:style-name="Text_20_body.bibitem">   <text:bookmark text:name="cite.MizoguchiBourdeau2016"/> <text:bookmark text:name="XMizoguchiBourdeau2016"/>MIZOGUCHI, R.; BOURDEAU, J. Using Ontological Engineering to Overcome AI-ED Problems: Contribution, Impact and Perspectives. <text:span text:style-name="T3">International Journal of Artificial</text:span> <text:span text:style-name="T3">Intelligence in Education</text:span>, v. 26, n. 1, p. 91–106, Mar. 2016. ISSN 1560-4306. Citation on page <text:a xlink:type="simple" xlink:href="#page.14" text:style-name="Internet_20_link" text:visited-style-name="Visited_20_Internet_20_Link">14</text:a>. <draw:frame draw:style-name="fr1" draw:name="graphics75" text:anchor-type="as-char" svg:width="0.7862in" svg:height="0.3929in" draw:z-index="74"><draw:image xlink:href="../thesis73x.png" xlink:type="simple" xlink:show="embed" xlink:actuate="onLoad"/></draw:frame> <draw:frame draw:style-name="fr1" draw:name="graphics76" text:anchor-type="as-char" svg:width="0.7862in" svg:height="0.3929in" draw:z-index="75"><draw:image xlink:href="../thesis74x.png" xlink:type="simple" xlink:show="embed" xlink:actuate="onLoad"/></draw:frame> </text:p>
      <text:p text:style-name="Text_20_body.bibitem">   <text:bookmark text:name="cite.MoraRieraGonzalezArnedo-Moreno2015"/> <text:bookmark text:name="XMoraRieraGonzalezArnedo-Moreno2015"/>MORA, A.; RIERA, D.; GONZALEZ, C.; ARNEDO-MORENO, J. A Literature Review of Gamification Design Frameworks. In: <text:span text:style-name="T3">2015 7th International Conference on Games and</text:span> <text:span text:style-name="T3">Virtual Worlds for Serious Applications (VS-Games)</text:span>. [S.l.: s.n.], 2015. p. 1–8. Citation on page <text:a xlink:type="simple" xlink:href="#page.13" text:style-name="Internet_20_link" text:visited-style-name="Visited_20_Internet_20_Link">13</text:a>. </text:p>
      <text:p text:style-name="Text_20_body.bibitem">   <text:bookmark text:name="cite.Nicholson2015"/> <text:bookmark text:name="XNicholson2015"/>NICHOLSON, S. A RECIPE for Meaningful Gamification. In: REINERS, T.; WOOD, L. C. (Ed.). <text:span text:style-name="T3">Gamification in Education and Business</text:span>. Cham: Springer International Publishing, 2015. p. 1–20. ISBN 978-3-319-10208-5. Citation on page <text:a xlink:type="simple" xlink:href="#page.13" text:style-name="Internet_20_link" text:visited-style-name="Visited_20_Internet_20_Link">13</text:a>. </text:p>
      <text:p text:style-name="Text_20_body.bibitem">   <text:bookmark text:name="cite.NunesBittencourtIsotaniJaques2016"/> <text:bookmark text:name="XNunesBittencourtIsotaniJaques2016"/>NUNES, T. M.; BITTENCOURT, I. I.; ISOTANI, S.; JAQUES, P. A. Discouraging Gaming the System Through Interventions of an Animated Pedagogical Agent. In: VERBERT, K.; SHARPLES, M.; KLOBǔCAR, T. (Ed.). <text:span text:style-name="T3">Adaptive and Adaptable Learning: 11th</text:span> <text:span text:style-name="T3">European Conference on Technology Enhanced Learning, EC-TEL 2016, Lyon, France,</text:span> <text:span text:style-name="T3">September 13-16, 2016, Proceedings</text:span>. Cham: Springer International Publishing, 2016. p. 139–151. ISBN 978-3-319-45153-4. Citation on page <text:a xlink:type="simple" xlink:href="#page.13" text:style-name="Internet_20_link" text:visited-style-name="Visited_20_Internet_20_Link">13</text:a>. </text:p>
      <text:p text:style-name="Text_20_body.bibitem">   <text:bookmark text:name="cite.OhnoYamasakiTokiwa2013"/> <text:bookmark text:name="XOhnoYamasakiTokiwa2013"/>OHNO, A.; YAMASAKI, T.; TOKIWA, K. I. A discussion on introducing half-anonymity and gamification to improve students’ motivation and engagement in classroom lectures. In: <text:span text:style-name="T3">2013 IEEE Region 10 Humanitarian Technology Conference</text:span>. [S.l.: s.n.], 2013. p. 215–220. Citation on page <text:a xlink:type="simple" xlink:href="#page.13" text:style-name="Internet_20_link" text:visited-style-name="Visited_20_Internet_20_Link">13</text:a>. </text:p>
      <text:p text:style-name="Text_20_body.bibitem">   <text:bookmark text:name="cite.Orji2014"/> <text:bookmark text:name="XOrji2014"/>ORJI, R. Design for Behaviour Change: A Model-Driven Approach for Tailoring Persuasive Technologies. Jun. 2014. Citations on pages <text:a xlink:type="simple" xlink:href="#page.23" text:style-name="Internet_20_link" text:visited-style-name="Visited_20_Internet_20_Link">23</text:a> and <text:a xlink:type="simple" xlink:href="#page.29" text:style-name="Internet_20_link" text:visited-style-name="Visited_20_Internet_20_Link">29</text:a>. </text:p>
      <text:p text:style-name="Text_20_body.bibitem">   <text:bookmark text:name="cite.PedroLopesPratesVassilevaIsotani2015"/> <text:bookmark text:name="XPedroLopesPratesVassilevaIsotani2015"/>PEDRO, L. Z.; LOPES, A. M. Z.; PRATES, B. G.; VASSILEVA, J.; ISOTANI, S. Does Gamification Work for Boys and Girls?: An Exploratory Study with a Virtual Learning Environment. In: <text:span text:style-name="T3">Proceedings of the 30th Annual ACM Symposium on Applied Computing</text:span>. Salamanca, Spain: ACM, 2015. (SAC ’15), p. 214–219. ISBN 978-1-4503-3196-8. Citation on page <text:a xlink:type="simple" xlink:href="#page.13" text:style-name="Internet_20_link" text:visited-style-name="Visited_20_Internet_20_Link">13</text:a>. </text:p>
      <text:p text:style-name="Text_20_body.bibitem">   <text:bookmark text:name="cite.RichardsThompsonGraham2014"/> <text:bookmark text:name="XRichardsThompsonGraham2014"/>RICHARDS, C.; THOMPSON, C. W.; GRAHAM, N. Beyond Designing for Motivation: The Importance of Context in Gamification. In: <text:span text:style-name="T3">Proceedings of the First ACM SIGCHI</text:span> <text:span text:style-name="T3">Annual Symposium on Computer-Human Interaction in Play</text:span>. Toronto, Ontario, Canada: ACM, 2014. (CHI PLAY ’14), p. 217–226. ISBN 978-1-4503-3014-5. Citation on page <text:a xlink:type="simple" xlink:href="#page.13" text:style-name="Internet_20_link" text:visited-style-name="Visited_20_Internet_20_Link">13</text:a>. <draw:frame draw:style-name="fr1" draw:name="graphics77" text:anchor-type="as-char" svg:width="0.7862in" svg:height="0.3929in" draw:z-index="76"><draw:image xlink:href="../thesis75x.png" xlink:type="simple" xlink:show="embed" xlink:actuate="onLoad"/></draw:frame> <draw:frame draw:style-name="fr1" draw:name="graphics78" text:anchor-type="as-char" svg:width="0.7862in" svg:height="0.3929in" draw:z-index="77"><draw:image xlink:href="../thesis76x.png" xlink:type="simple" xlink:show="embed" xlink:actuate="onLoad"/></draw:frame> </text:p>
      <text:p text:style-name="Text_20_body.bibitem">   <text:bookmark text:name="cite.SchoorBannert2011"/> <text:bookmark text:name="XSchoorBannert2011"/>SCHOOR, C.; BANNERT, M. Motivation in a computer-supported collaborative learning scenario and its impact on learning activities and knowledge acquisition. <text:span text:style-name="T3">Learning and</text:span> <text:span text:style-name="T3">Instruction</text:span>, v. 21, n. 4, p. 560–573, 2011. ISSN 0959-4752. Citation on page <text:a xlink:type="simple" xlink:href="#page.12" text:style-name="Internet_20_link" text:visited-style-name="Visited_20_Internet_20_Link">12</text:a>. </text:p>
      <text:p text:style-name="Text_20_body.bibitem">   <text:bookmark text:name="cite.SeabornFels2015"/> <text:bookmark text:name="XSeabornFels2015"/>SEABORN, K.; FELS, D. I. Gamification in theory and action: A survey. <text:span text:style-name="T3">International</text:span> <text:span text:style-name="T3">Journal of Human-Computer Studies</text:span>, v. 74, p. 14–31, 2015. Citations on pages <text:a xlink:type="simple" xlink:href="#page.12" text:style-name="Internet_20_link" text:visited-style-name="Visited_20_Internet_20_Link">12</text:a> and <text:a xlink:type="simple" xlink:href="#page.13" text:style-name="Internet_20_link" text:visited-style-name="Visited_20_Internet_20_Link">13</text:a>. </text:p>
      <text:p text:style-name="Text_20_body.bibitem">   <text:bookmark text:name="cite.StahlKoschmannSuthers2006"/> <text:bookmark text:name="XStahlKoschmannSuthers2006"/>STAHL, G.; KOSCHMANN, T.; SUTHERS, D. Computer-supported collaborative learning: An historical perspective. <text:span text:style-name="T3">Cambridge handbook of the learning sciences</text:span>, v. 2006, 2006. Citation on page <text:a xlink:type="simple" xlink:href="#page.11" text:style-name="Internet_20_link" text:visited-style-name="Visited_20_Internet_20_Link">11</text:a>. </text:p>
      <text:p text:style-name="Text_20_body.bibitem">   <text:bookmark text:name="cite.WeinbergerErtlFischerMandl2005"/> <text:bookmark text:name="XWeinbergerErtlFischerMandl2005"/>WEINBERGER, A.; ERTL, B.; FISCHER, F.; MANDL, H. Epistemic and social scripts in computer-supported collaborative learning. <text:span text:style-name="T3">Instructional Science</text:span>, v. 33, n. 1, p. 1–30, Jan. 2005. ISSN 1573-1952. Citation on page <text:a xlink:type="simple" xlink:href="#page.11" text:style-name="Internet_20_link" text:visited-style-name="Visited_20_Internet_20_Link">11</text:a>. </text:p>
      <text:p text:style-name="Text_20_body.bibitem">   <text:bookmark text:name="cite.WoolfBurlesonArroyoDragonCooperPicard2009"/> <text:bookmark text:name="XWoolfBurlesonArroyoDragonCooperPicard2009"/>WOOLF, B.; BURLESON, W.; ARROYO, I.; DRAGON, T.; COOPER, D.; PICARD, R. Affect-aware tutors: Recognising and responding to student affect. <text:span text:style-name="T3">International Journal</text:span> <text:span text:style-name="T3">of Learning Technology</text:span>, v. 4, n. 3-4, p. 129–164, Jan. 2009. ISSN 1477-8386. Citation on page <text:a xlink:type="simple" xlink:href="#page.12" text:style-name="Internet_20_link" text:visited-style-name="Visited_20_Internet_20_Link">12</text:a>. </text:p>
      <text:p text:style-name="Text_20_body.bibitem">   <text:bookmark text:name="cite.ZouaqNkambou2010"/> <text:bookmark text:name="XZouaqNkambou2010"/>ZOUAQ, A.; NKAMBOU, R. A Survey of Domain Ontology Engineering: Methods and Tools. In: NKAMBOU, R.; BOURDEAU, J.; MIZOGUCHI, R. (Ed.). <text:span text:style-name="T3">Advances in Intelligent</text:span> <text:span text:style-name="T3">Tutoring Systems</text:span>. Berlin, Heidelberg: Springer Berlin Heidelberg, 2010. p. 103–119. ISBN 978-3-642-14363-2. Citation on page <text:a xlink:type="simple" xlink:href="#page.14" text:style-name="Internet_20_link" text:visited-style-name="Visited_20_Internet_20_Link">14</text:a>. </text:p>
      <text:p text:style-name="Text_20_body"><draw:frame draw:style-name="fr1" draw:name="graphics79" text:anchor-type="as-char" svg:width="0.7862in" svg:height="0.3929in" draw:z-index="78"><draw:image xlink:href="../thesis77x.png" xlink:type="simple" xlink:show="embed" xlink:actuate="onLoad"/></draw:frame> <draw:frame draw:style-name="fr1" draw:name="graphics80" text:anchor-type="as-char" svg:width="0.7862in" svg:height="0.3929in" draw:z-index="79"><draw:image xlink:href="../thesis78x.png" xlink:type="simple" xlink:show="embed" xlink:actuate="onLoad"/></draw:frame><office:annotation><dc:date>2018-06-04T20:03:47</dc:date><text:p>&lt;!--l. 206--&gt;</text:p></office:annotation> </text:p>
      <text:p text:style-name="Text_20_body.indent"><draw:frame draw:style-name="fr1" draw:name="graphics81" text:anchor-type="as-char" svg:width="0.7862in" svg:height="0.3929in" draw:z-index="80"><draw:image xlink:href="../thesis79x.png" xlink:type="simple" xlink:show="embed" xlink:actuate="onLoad"/></draw:frame> <draw:frame draw:style-name="fr1" draw:name="graphics82" text:anchor-type="as-char" svg:width="0.7862in" svg:height="0.3929in" draw:z-index="81"><draw:image xlink:href="../thesis80x.png" xlink:type="simple" xlink:show="embed" xlink:actuate="onLoad"/></draw:frame> </text:p>
      <text:p text:style-name="Text_20_body.indent"><office:annotation><dc:date>2018-06-04T20:03:47</dc:date><text:p>&lt;!--l. 206--&gt;</text:p></office:annotation><draw:frame draw:style-name="fr1" draw:name="graphics83" text:anchor-type="as-char" svg:width="0.7862in" svg:height="0.3929in" draw:z-index="82"><draw:image xlink:href="../thesis81x.png" xlink:type="simple" xlink:show="embed" xlink:actuate="onLoad"/></draw:frame> <draw:frame draw:style-name="fr1" draw:name="graphics84" text:anchor-type="as-char" svg:width="0.7862in" svg:height="0.3929in" draw:z-index="83"><draw:image xlink:href="../thesis82x.png" xlink:type="simple" xlink:show="embed" xlink:actuate="onLoad"/></draw:frame> </text:p>
      <text:p text:style-name="Text_20_body"><draw:frame draw:style-name="fr1" draw:name="graphics85" text:anchor-type="as-char" svg:width="0.7862in" svg:height="0.3929in" draw:z-index="84"><draw:image xlink:href="../thesis83x.png" xlink:type="simple" xlink:show="embed" xlink:actuate="onLoad"/></draw:frame> <draw:frame draw:style-name="fr1" draw:name="graphics86" text:anchor-type="as-char" svg:width="0.7862in" svg:height="0.3929in" draw:z-index="85"><draw:image xlink:href="../thesis84x.png" xlink:type="simple" xlink:show="embed" xlink:actuate="onLoad"/></draw:frame> <draw:frame draw:style-name="fr1" draw:name="graphics87" text:anchor-type="as-char" svg:width="0.7862in" svg:height="0.3929in" draw:z-index="86"><draw:image xlink:href="../thesis85x.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UIFont" svg:font-family=".AppleSystemUIFont"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Index" style:family="paragraph" style:parent-style-name="Standard" style:class="index">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1" style:font-size-complex="1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Text_20_body.noindent" style:display-name="Text body.noindent" style:family="paragraph" style:parent-style-name="Text_20_body"/>
    <style:style style:name="Table_20_Contents.noindent" style:display-name="Table Contents.noindent" style:family="paragraph" style:parent-style-name="Table_20_Contents"/>
    <style:style style:name="Text_20_body.nopar" style:display-name="Text body.nopar" style:family="paragraph" style:parent-style-name="Text_20_body"/>
    <style:style style:name="Text_20_body.indent" style:display-name="Text body.indent" style:family="paragraph" style:parent-style-name="Text_20_body"/>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titleHead" style:display-name="Heading 2.titleHead" style:family="paragraph" style:parent-style-name="Heading_20_2">
      <style:paragraph-properties fo:text-align="center" style:justify-single-word="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enumerate-enumitem" style:display-name="List Heading.enumerate-enumitem" style:family="paragraph" style:parent-style-name="List_20_Heading"/>
    <style:style style:name="List_20_Heading.thenomenclature" style:display-name="List Heading.thenomenclature" style:family="paragraph" style:parent-style-name="List_20_Heading"/>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87" meta:object-count="0" meta:page-count="1" meta:paragraph-count="193" meta:word-count="8101" meta:character-count="55671"/>
    <meta:generator>OpenOffice/4.1.5$Unix OpenOffice.org_project/415m1$Build-9789</meta:generator>
    <meta:user-defined meta:name="originator">TeX4ht (http://www.tug.org/tex4ht/)</meta:user-defined>
    <meta:user-defined meta:name="src">thesis.tex</meta:user-defined>
  </office:meta>
</office:document-meta>
</file>